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LightScheduler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4pt"/>
    </style:style>
    <style:style style:name="co2" style:family="table-column">
      <style:table-column-properties fo:break-before="auto" style:column-width="48.76pt"/>
    </style:style>
    <style:style style:name="co3" style:family="table-column">
      <style:table-column-properties fo:break-before="auto" style:column-width="63.01pt"/>
    </style:style>
    <style:style style:name="co4" style:family="table-column">
      <style:table-column-properties fo:break-before="auto" style:column-width="65.25pt"/>
    </style:style>
    <style:style style:name="co5" style:family="table-column">
      <style:table-column-properties fo:break-before="auto" style:column-width="60.01pt"/>
    </style:style>
    <style:style style:name="co6" style:family="table-column">
      <style:table-column-properties fo:break-before="auto" style:column-width="63.75pt"/>
    </style:style>
    <style:style style:name="co7" style:family="table-column">
      <style:table-column-properties fo:break-before="auto" style:column-width="74.1pt"/>
    </style:style>
    <style:style style:name="co8" style:family="table-column">
      <style:table-column-properties fo:break-before="auto" style:column-width="138.16pt"/>
    </style:style>
    <style:style style:name="co9" style:family="table-column">
      <style:table-column-properties fo:break-before="auto" style:column-width="126pt"/>
    </style:style>
    <style:style style:name="co10" style:family="table-column">
      <style:table-column-properties fo:break-before="auto" style:column-width="105.76pt"/>
    </style:style>
    <style:style style:name="co11" style:family="table-column">
      <style:table-column-properties fo:break-before="auto" style:column-width="177.76pt"/>
    </style:style>
    <style:style style:name="co12" style:family="table-column">
      <style:table-column-properties fo:break-before="auto" style:column-width="64.01pt"/>
    </style:style>
    <style:style style:name="co13" style:family="table-column">
      <style:table-column-properties fo:break-before="auto" style:column-width="54pt"/>
    </style:style>
    <style:style style:name="co14" style:family="table-column">
      <style:table-column-properties fo:break-before="auto" style:column-width="7.2pt"/>
    </style:style>
    <style:style style:name="co15" style:family="table-column">
      <style:table-column-properties fo:break-before="auto" style:column-width="175.49pt"/>
    </style:style>
    <style:style style:name="co16" style:family="table-column">
      <style:table-column-properties fo:break-before="auto" style:column-width="103.41pt"/>
    </style:style>
    <style:style style:name="co17" style:family="table-column">
      <style:table-column-properties fo:break-before="auto" style:column-width="160.5pt"/>
    </style:style>
    <style:style style:name="co18" style:family="table-column">
      <style:table-column-properties fo:break-before="auto" style:column-width="15.14pt"/>
    </style:style>
    <style:style style:name="co19" style:family="table-column">
      <style:table-column-properties fo:break-before="auto" style:column-width="139.49pt"/>
    </style:style>
    <style:style style:name="ro1" style:family="table-row">
      <style:table-row-properties style:row-height="13.8pt" fo:break-before="auto" style:use-optimal-row-height="true"/>
    </style:style>
    <style:style style:name="ro2" style:family="table-row">
      <style:table-row-properties style:row-height="14.4pt" fo:break-before="auto" style:use-optimal-row-height="true"/>
    </style:style>
    <style:style style:name="ta1" style:family="table" style:master-page-name="PageStyle_5f_Input">
      <style:table-properties table:display="true" style:writing-mode="lr-tb"/>
    </style:style>
    <style:style style:name="ta2" style:family="table" style:master-page-name="PageStyle_5f_Output">
      <style:table-properties table:display="true" style:writing-mode="lr-tb"/>
    </style:style>
    <style:style style:name="ta3" style:family="table" style:master-page-name="PageStyle_5f_Combinations">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26">
      <style:table-cell-properties fo:background-color="#a6a6a6"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26">
      <style:table-cell-properties fo:background-color="#d9d9d9" style:cell-protect="none" style:print-content="true" style:diagonal-bl-tr="none" style:diagonal-tl-br="none" fo:border="0.74pt solid #000000" style:rotation-align="none"/>
    </style:style>
    <style:style style:name="ce3" style:family="table-cell" style:parent-style-name="Default" style:data-style-name="N1">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data-style-name="N1">
      <style:table-cell-properties fo:background-color="#d9d9d9" style:cell-protect="none" style:print-content="true" style:diagonal-bl-tr="none" style:diagonal-tl-br="none" fo:border="0.74pt solid #000000" style:rotation-align="none"/>
    </style:style>
    <style:style style:name="ce5" style:family="table-cell" style:parent-style-name="Default" style:data-style-name="N127">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127">
      <style:table-cell-properties fo:background-color="#d9d9d9" style:cell-protect="none" style:print-content="true" style:diagonal-bl-tr="none" style:diagonal-tl-br="none" fo:border="0.74pt solid #000000" style:rotation-align="none"/>
    </style:style>
    <style:style style:name="ce7" style:family="table-cell" style:parent-style-name="Default">
      <style:table-cell-properties style:cell-protect="none" style:print-content="true" style:rotation-align="none"/>
    </style:style>
    <style:style style:name="ce8" style:family="table-cell" style:parent-style-name="Default">
      <style:table-cell-properties fo:background-color="#f2f2f2"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a6a6a6" style:cell-protect="protected" style:print-content="true" fo:border="0.06pt solid #000000" style:rotation-align="none"/>
    </style:style>
    <style:style style:name="ce10"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9d9d9"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fo:background-color="#a6a6a6"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13" style:family="table-cell" style:parent-style-name="Default">
      <style:table-cell-properties fo:border-bottom="none" fo:background-color="#a6a6a6" style:cell-protect="none" style:print-content="true" style:diagonal-bl-tr="none" style:diagonal-tl-br="none" fo:border-left="0.74pt solid #000000" fo:border-right="none" style:rotation-align="none" fo:border-top="none"/>
    </style:style>
    <style:style style:name="ce14" style:family="table-cell" style:parent-style-name="Default">
      <style:table-cell-properties fo:border-bottom="0.74pt solid #000000" fo:background-color="#a6a6a6" style:cell-protect="none" style:print-content="true" style:diagonal-bl-tr="none" style:diagonal-tl-br="none" fo:border-left="0.74pt solid #000000" fo:border-right="none" style:rotation-align="none" fo:border-top="none"/>
    </style:style>
    <style:style style:name="ce15"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cell-protect="none" style:print-content="true" style:diagonal-bl-tr="none" style:diagonal-tl-br="none" fo:border="none" style:rotation-align="none"/>
    </style:style>
    <style:style style:name="ce1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19"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00">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fo:background-color="#d9d9d9" style:cell-protect="protected"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d9d9d9" style:cell-protect="none" style:print-content="true" style:diagonal-bl-tr="none" style:diagonal-tl-br="none" fo:border="0.74pt solid #000000" style:rotation-align="none"/>
    </style:style>
    <style:style style:name="ce23" style:family="table-cell" style:parent-style-name="Default">
      <style:table-cell-properties fo:border-bottom="none" fo:background-color="#d9d9d9" style:cell-protect="none" style:print-content="true" style:diagonal-bl-tr="none" style:diagonal-tl-br="none" fo:border-left="0.74pt solid #000000" fo:border-right="0.74pt solid #000000" style:rotation-align="none" fo:border-top="0.74pt solid #000000"/>
    </style:style>
    <style:style style:name="ce24"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0.74pt solid #000000"/>
    </style:style>
    <style:style style:name="ce25"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a6a6a6" style:cell-protect="none" style:print-content="true" style:diagonal-bl-tr="none" style:diagonal-tl-br="none" fo:border-left="none" fo:border-right="0.74pt solid #000000" style:rotation-align="none" fo:border-top="none"/>
    </style:style>
    <style:style style:name="ce27" style:family="table-cell" style:parent-style-name="Default">
      <style:table-cell-properties fo:background-color="#dddddd" style:cell-protect="none" style:print-content="true" style:diagonal-bl-tr="none" style:diagonal-tl-br="none" fo:border="0.74pt solid #000000" style:rotation-align="none"/>
    </style:style>
    <style:style style:name="ce28" style:family="table-cell" style:parent-style-name="Default">
      <style:table-cell-properties style:cell-protect="protected" style:print-content="true" style:diagonal-bl-tr="none" style:diagonal-tl-br="none" fo:border="none" style:rotation-align="none"/>
    </style:style>
    <style:style style:name="ce29" style:family="table-cell" style:parent-style-name="Default" style:data-style-name="N128">
      <style:table-cell-properties style:cell-protect="none" style:print-content="true" style:diagonal-bl-tr="none" style:diagonal-tl-br="none" fo:border="none" style:rotation-align="none"/>
    </style:style>
    <style:style style:name="ce30" style:family="table-cell" style:parent-style-name="Default">
      <style:table-cell-properties fo:background-color="#d9d9d9"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2" style:family="table-cell" style:parent-style-name="Default">
      <style:table-cell-properties style:cell-protect="none" style:print-content="true"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data-style-name="N126">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808080" style:cell-protect="protected" style:print-content="true" style:diagonal-bl-tr="none" style:diagonal-tl-br="none" fo:border="0.74pt solid #000000" style:rotation-align="none"/>
    </style:style>
    <style:style style:name="ce36"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8"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0cece"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d0cece" style:cell-protect="none" style:print-content="true" style:diagonal-bl-tr="none" style:diagonal-tl-br="none" fo:border="0.74pt solid #000000" style:rotation-align="none"/>
    </style:style>
    <style:style style:name="ce41" style:family="table-cell" style:parent-style-name="Default">
      <style:table-cell-properties fo:background-color="#d0cece"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gr1" style:family="graphic">
      <style:graphic-properties draw:textarea-vertical-align="middle" fo:background-color="#ece9d8"/>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ate() and cell-content()&gt;=TODAY()" table:allow-empty-cell="true" table:base-cell-address="In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2" table:condition="of:cell-content-is-date() and cell-content()&gt;=TODAY()" table:allow-empty-cell="true" table:base-cell-address="Input.A2">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 table:condition="of:cell-content-is-whole-number() and cell-content-is-between(0,23)" table:allow-empty-cell="true" table:base-cell-address="In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4" table:condition="of:cell-content-is-whole-number() and cell-content-is-between(0,23)" table:allow-empty-cell="true" table:base-cell-address="Input.B2">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5" table:condition="of:cell-content-is-whole-number() and cell-content-is-between(0,59)" table:allow-empty-cell="true" table:base-cell-address="In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6" table:condition="of:cell-content-is-whole-number() and cell-content-is-between(0,59)" table:allow-empty-cell="true" table:base-cell-address="In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7" table:condition="of:cell-content-is-decimal-number() and cell-content-is-between(0,100)" table:allow-empty-cell="true" table:base-cell-address="Input.E1">
          <table:help-message table:title="B1%" table:display="true">
            <text:p>Please enter a number between 0 and 100 (up to 4 significant figures after decimal point).</text:p>
          </table:help-message>
          <table:error-message table:message-type="stop" table:title="B1%" table:display="true">
            <text:p>Please enter a number between 0 and 100 (up to 4 significant figures after decimal point).</text:p>
          </table:error-message>
        </table:content-validation>
        <table:content-validation table:name="val8" table:condition="of:cell-content-is-whole-number() and cell-content-is-between(0,100)" table:allow-empty-cell="true" table:base-cell-address="Input.F1">
          <table:help-message table:title="DB%" table:display="true">
            <text:p>Please enter a number between 0 and 100 (decimals allowed).</text:p>
          </table:help-message>
          <table:error-message table:message-type="stop" table:title="DB%" table:display="true">
            <text:p>Please enter a number between 0 and 100 (decimals allowed).</text:p>
          </table:error-message>
        </table:content-validation>
        <table:content-validation table:name="val9" table:condition="of:cell-content-is-decimal-number() and cell-content-is-between(0,100)" table:allow-empty-cell="true" table:base-cell-address="Input.F2">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10" table:condition="of:cell-content-is-decimal-number() and cell-content-is-between(0,100)" table:allow-empty-cell="true" table:base-cell-address="In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1" table:condition="of:cell-content-is-decimal-number() and cell-content-is-between(0,100)" table:allow-empty-cell="true" table:base-cell-address="Input.G1">
          <table:help-message table:title="BL%" table:display="true">
            <text:p>Please enter a number between 0 and 100 (decimals allowed).</text:p>
          </table:help-message>
          <table:error-message table:message-type="stop" table:title="BL%" table:display="true">
            <text:p>Please enter a number between 0 and 100 (decimals allowed).</text:p>
          </table:error-message>
        </table:content-validation>
        <table:content-validation table:name="val12" table:condition="of:cell-content-is-decimal-number() and cell-content-is-between(0,100)" table:allow-empty-cell="true" table:base-cell-address="Input.G2">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3" table:condition="of:cell-content-is-decimal-number() and cell-content-is-between(0,100)" table:allow-empty-cell="true" table:base-cell-address="Input.H1">
          <table:help-message table:title="GR%" table:display="true">
            <text:p>Please enter a number between 0 and 100 (decimals allowed).</text:p>
          </table:help-message>
          <table:error-message table:message-type="stop" table:title="GR%" table:display="true">
            <text:p>Please enter a number between 0 and 100 (decimals allowed).</text:p>
          </table:error-message>
        </table:content-validation>
        <table:content-validation table:name="val14" table:condition="of:cell-content-is-decimal-number() and cell-content-is-between(0,100)" table:allow-empty-cell="true" table:base-cell-address="Input.H2">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15" table:condition="of:cell-content-is-decimal-number() and cell-content-is-between(0,100)" table:allow-empty-cell="true" table:base-cell-address="Input.I1">
          <table:help-message table:title="RE%" table:display="true">
            <text:p>Please enter a number between 0 and 100 (decimals allowed).</text:p>
          </table:help-message>
          <table:error-message table:message-type="stop" table:title="RE%" table:display="true">
            <text:p>Please enter a number between 0 and 100 (decimals allowed).</text:p>
          </table:error-message>
        </table:content-validation>
        <table:content-validation table:name="val16" table:condition="of:cell-content-is-decimal-number() and cell-content-is-between(0,100)" table:allow-empty-cell="true" table:base-cell-address="Input.I2">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17" table:condition="of:cell-content-is-decimal-number() and cell-content-is-between(0,100)" table:allow-empty-cell="true" table:base-cell-address="Input.J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18" table:condition="of:cell-content-is-decimal-number() and cell-content-is-between(0,100)" table:allow-empty-cell="true" table:base-cell-address="Input.J2">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19" table:base-cell-address="Input.K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20" table:condition="of:cell-content-is-whole-number() and cell-content()&gt;=1" table:allow-empty-cell="true" table:base-cell-address="Input.O3">
          <table:help-message table:title="Repeat pattern" table:display="true">
            <text:p>Please enter a whole number greater than or equal to 1.</text:p>
          </table:help-message>
          <table:error-message table:message-type="stop" table:title="Repeat pattern" table:display="true">
            <text:p>Please enter a whole number greater than or equal to 1.</text:p>
          </table:error-message>
        </table:content-validation>
        <table:content-validation table:name="val21" table:condition="of:cell-content-is-whole-number() and cell-content()&gt;=0" table:allow-empty-cell="true" table:base-cell-address="Input.O4">
          <table:help-message table:title="Time from last row"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2" table:condition="of:cell-content-is-whole-number() and cell-content()&gt;=0" table:allow-empty-cell="true" table:base-cell-address="Input.O5">
          <table:help-message table:title="Time between repeats"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3" table:condition="of:cell-content-is-in-list(&quot;1500K_NB&quot;;&quot;1600_NB&quot;;&quot;1700K_NB&quot;;&quot;2500&quot;;&quot;3500&quot;;&quot;4000&quot;;&quot;4500&quot;;&quot;5000&quot;;&quot;5500&quot;;&quot;6000&quot;;&quot;6500&quot;;&quot;7000&quot;;&quot;7500&quot;;&quot;8000&quot;;&quot;&quot;)" table:allow-empty-cell="true" table:display-list="unsorted" table:base-cell-address="Input.O12">
          <table:error-message table:message-type="stop" table:display="true"/>
        </table:content-validation>
        <table:content-validation table:name="val24" table:base-cell-address="Input.O14">
          <table:help-message table:title="Duration of Experiment" table:display="false">
            <text:p>Please enter a whole number greater than or equal to 1.</text:p>
          </table:help-message>
          <table:error-message table:message-type="stop" table:title="Duration of Experiment" table:display="false">
            <text:p>Please enter a whole number greater than or equal to 1.</text:p>
          </table:error-message>
        </table:content-validation>
        <table:content-validation table:name="val25" table:condition="of:cell-content-is-decimal-number() and cell-content()&gt;=0" table:allow-empty-cell="false" table:base-cell-address="Input.O19"/>
        <table:content-validation table:name="val26" table:condition="of:cell-content-is-in-list([.$V$2:.$V$7])" table:allow-empty-cell="true" table:display-list="unsorted" table:base-cell-address="Input.P3">
          <table:help-message table:display="true"/>
          <table:error-message table:message-type="stop" table:title="Unit" table:display="true">
            <text:p>Please pick from dropdown list.</text:p>
          </table:error-message>
        </table:content-validation>
        <table:content-validation table:name="val27" table:condition="of:cell-content-is-in-list([.$V$2:.$V$6])" table:allow-empty-cell="true" table:display-list="unsorted" table:base-cell-address="Input.P4">
          <table:help-message table:display="true"/>
          <table:error-message table:message-type="stop" table:title="Unit" table:display="true">
            <text:p>Please pick from dropdown list.</text:p>
          </table:error-message>
        </table:content-validation>
        <table:content-validation table:name="val28" table:base-cell-address="Input.P6">
          <table:error-message table:message-type="stop" table:title="Unit" table:display="false">
            <text:p>Please pick from dropdown list.</text:p>
          </table:error-message>
        </table:content-validation>
        <table:content-validation table:name="val29" table:base-cell-address="Input.P18">
          <table:help-message table:display="true"/>
          <table:error-message table:message-type="stop" table:title="Unit" table:display="true">
            <text:p>Please pick from dropdown list.</text:p>
          </table:error-message>
        </table:content-validation>
        <table:content-validation table:name="val30" table:condition="of:cell-content-is-date() and cell-content()&gt;=TODAY()" table:allow-empty-cell="true" table:base-cell-address="Out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1" table:condition="of:cell-content-is-whole-number() and cell-content-is-between(0,23)" table:allow-empty-cell="true" table:base-cell-address="Out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32" table:condition="of:cell-content-is-whole-number() and cell-content-is-between(0,59)" table:allow-empty-cell="true" table:base-cell-address="Out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33" table:condition="of:cell-content-is-whole-number() and cell-content-is-between(0,59)" table:allow-empty-cell="true" table:base-cell-address="Out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34" table:condition="of:cell-content-is-decimal-number() and cell-content-is-between(0,100)" table:allow-empty-cell="true" table:base-cell-address="Out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35" table:condition="of:cell-content-is-decimal-number() and cell-content-is-between(0,100)" table:allow-empty-cell="true" table:base-cell-address="Output.F1">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36" table:condition="of:cell-content-is-decimal-number() and cell-content-is-between(0,100)" table:allow-empty-cell="true" table:base-cell-address="Output.G1">
          <table:help-message table:title="BL%" table:display="true">
            <text:p>Please enter a number between 0 and 100 (up to 4 significant figures after decimal point).</text:p>
          </table:help-message>
          <table:error-message table:message-type="stop" table:title="BL%" table:display="true">
            <text:p>Please enter a number between 0 and 100 (up to 4 significant figures after decimal point).</text:p>
          </table:error-message>
        </table:content-validation>
        <table:content-validation table:name="val37" table:condition="of:cell-content-is-decimal-number() and cell-content-is-between(0,100)" table:allow-empty-cell="true" table:base-cell-address="Output.H1">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38" table:condition="of:cell-content-is-decimal-number() and cell-content-is-between(0,100)" table:allow-empty-cell="true" table:base-cell-address="Output.I1">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39" table:condition="of:cell-content-is-decimal-number() and cell-content-is-between(0,100)" table:allow-empty-cell="true" table:base-cell-address="Output.J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0" table:base-cell-address="Output.K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1" table:base-cell-address="Output.N10">
          <table:help-message table:display="true"/>
          <table:error-message table:message-type="stop" table:display="true"/>
        </table:content-validation>
        <table:content-validation table:name="val42" table:condition="of:cell-content-is-whole-number() and cell-content()&gt;0" table:allow-empty-cell="true" table:base-cell-address="Output.O7">
          <table:help-message table:title="Last row interval" table:display="true">
            <text:p>Please enter a whole number greater than 0.</text:p>
          </table:help-message>
          <table:error-message table:message-type="stop" table:title="Last row interval" table:display="true">
            <text:p>Please enter a whole number greater than 0.</text:p>
          </table:error-message>
        </table:content-validation>
        <table:content-validation table:name="val43" table:condition="of:cell-content-is-in-list(&quot;Seconds&quot;;&quot;Minutes&quot;;&quot;Hours&quot;;&quot;Days&quot;;&quot;Weeks&quot;;&quot;&quot;)" table:allow-empty-cell="true" table:display-list="unsorted" table:base-cell-address="Output.P7">
          <table:error-message table:message-type="stop" table:display="true"/>
        </table:content-validation>
        <table:content-validation table:name="val44" table:base-cell-address="Output.P10">
          <table:help-message table:title="Select Rows" table:display="false">
            <text:p>Enter row number, comma-separated list of row numbers, or range of rows (separated by dash) to select.</text:p>
          </table:help-message>
        </table:content-validation>
      </table:content-validations>
      <table:table table:name="Input" table:style-name="ta1"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2" form:control-implementation="ooo:com.sun.star.form.component.CommandButton" xml:id="control1" form:id="control1" form:label="Write To Outpu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OutputPattern?language=Basic&amp;location=document" xlink:type="simple"/>
              </office:event-listeners>
            </form:button>
            <form:button form:name="Button 3" form:control-implementation="ooo:com.sun.star.form.component.CommandButton" xml:id="control2" form:id="control2"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Input?language=Basic&amp;location=document" xlink:type="simple"/>
              </office:event-listeners>
            </form:button>
            <form:button form:name="Button 4" form:control-implementation="ooo:com.sun.star.form.component.CommandButton" xml:id="control3" form:id="control3" form:label="Add Row"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PopulateNewRowWithCombo?language=Basic&amp;location=document" xlink:type="simple"/>
              </office:event-listeners>
            </form:button>
          </form:form>
        </office:forms>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number-columns-repeated="6" table:default-cell-style-name="ce6"/>
        <table:table-column table:style-name="co6" table:number-columns-repeated="2" table:default-cell-style-name="ce6"/>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6" table:number-columns-repeated="4" table:default-cell-style-name="ce7"/>
        <table:table-column table:style-name="co11" table:default-cell-style-name="ce7"/>
        <table:table-column table:style-name="co12" table:visibility="collapse" table:default-cell-style-name="ce7"/>
        <table:table-column table:style-name="co6" table:number-columns-repeated="1001" table:default-cell-style-name="ce7"/>
        <table:table-column table:style-name="co6" table:default-cell-style-name="Default"/>
        <table:table-row table:style-name="ro1">
          <table:table-cell table:style-name="ce1" table:content-validation-name="val1" office:value-type="string" calcext:value-type="string">
            <text:p>DATE</text:p>
          </table:table-cell>
          <table:table-cell table:style-name="ce3" table:content-validation-name="val3" office:value-type="string" calcext:value-type="string">
            <text:p>HOURS</text:p>
          </table:table-cell>
          <table:table-cell table:style-name="ce3" table:content-validation-name="val5" office:value-type="string" calcext:value-type="string">
            <text:p>MINUTES</text:p>
          </table:table-cell>
          <table:table-cell table:style-name="ce3" table:content-validation-name="val6" office:value-type="string" calcext:value-type="string">
            <text:p>SECONDS</text:p>
          </table:table-cell>
          <table:table-cell table:style-name="ce5" table:content-validation-name="val7" office:value-type="string" calcext:value-type="string">
            <text:p>B1</text:p>
          </table:table-cell>
          <table:table-cell table:style-name="ce5" table:content-validation-name="val8" office:value-type="string" calcext:value-type="string">
            <text:p>B2</text:p>
          </table:table-cell>
          <table:table-cell table:style-name="ce5" table:content-validation-name="val11" office:value-type="string" calcext:value-type="string">
            <text:p>B3</text:p>
          </table:table-cell>
          <table:table-cell table:style-name="ce5" table:content-validation-name="val13" office:value-type="string" calcext:value-type="string">
            <text:p>G1</text:p>
          </table:table-cell>
          <table:table-cell table:style-name="ce5" table:content-validation-name="val15" office:value-type="string" calcext:value-type="string">
            <text:p>L1</text:p>
          </table:table-cell>
          <table:table-cell table:style-name="ce5" table:content-validation-name="val17" office:value-type="string" calcext:value-type="string">
            <text:p>A1</text:p>
          </table:table-cell>
          <table:table-cell table:style-name="ce5" table:content-validation-name="val19" office:value-type="string" calcext:value-type="string">
            <text:p>R1</text:p>
          </table:table-cell>
          <table:table-cell table:style-name="ce5" table:content-validation-name="val19" office:value-type="string" calcext:value-type="string">
            <text:p>R2</text:p>
          </table:table-cell>
          <table:table-cell/>
          <table:table-cell table:style-name="ce8" office:value-type="string" calcext:value-type="string" table:number-columns-spanned="3" table:number-rows-spanned="1">
            <text:p>Repeating Pattern Generation</text:p>
          </table:table-cell>
          <table:covered-table-cell table:number-columns-repeated="2" table:style-name="ce8"/>
          <table:table-cell/>
          <table:table-cell table:style-name="Default"/>
          <table:table-cell table:number-columns-repeated="3"/>
          <table:table-cell table:style-name="Default"/>
          <table:table-cell table:number-columns-repeated="1002"/>
        </table:table-row>
        <table:table-row table:style-name="ro1">
          <table:table-cell table:content-validation-name="val2" office:value-type="date" office:date-value="2019-04-18" calcext:value-type="date">
            <text:p>2019-4-18</text:p>
          </table:table-cell>
          <table:table-cell table:content-validation-name="val4" office:value-type="float" office:value="10" calcext:value-type="float">
            <text:p>10</text:p>
          </table:table-cell>
          <table:table-cell table:content-validation-name="val5" office:value-type="float" office:value="48" calcext:value-type="float">
            <text:p>48</text:p>
          </table:table-cell>
          <table:table-cell table:content-validation-name="val6" office:value-type="float" office:value="0" calcext:value-type="float">
            <text:p>0</text:p>
          </table:table-cell>
          <table:table-cell table:content-validation-name="val7" office:value-type="float" office:value="50" calcext:value-type="float">
            <text:p>50.0000</text:p>
          </table:table-cell>
          <table:table-cell table:content-validation-name="val9" office:value-type="float" office:value="0.12395" calcext:value-type="float">
            <text:p>0.1240</text:p>
          </table:table-cell>
          <table:table-cell table:content-validation-name="val12" office:value-type="float" office:value="2.89951" calcext:value-type="float">
            <text:p>2.8995</text:p>
          </table:table-cell>
          <table:table-cell table:content-validation-name="val14" office:value-type="float" office:value="3.3112" calcext:value-type="float">
            <text:p>3.3112</text:p>
          </table:table-cell>
          <table:table-cell table:content-validation-name="val16" office:value-type="float" office:value="8.99956" calcext:value-type="float">
            <text:p>8.9996</text:p>
          </table:table-cell>
          <table:table-cell table:content-validation-name="val18" office:value-type="float" office:value="2.23108" calcext:value-type="float">
            <text:p>2.2311</text:p>
          </table:table-cell>
          <table:table-cell table:content-validation-name="val18" office:value-type="float" office:value="0.83665" calcext:value-type="float">
            <text:p>0.8367</text:p>
          </table:table-cell>
          <table:table-cell table:content-validation-name="val18" office:value-type="float" office:value="0.41611" calcext:value-type="float">
            <text:p>0.4161</text:p>
          </table:table-cell>
          <table:table-cell/>
          <table:table-cell table:style-name="ce9"/>
          <table:table-cell table:style-name="ce21" office:value-type="string" calcext:value-type="string">
            <text:p>Interval</text:p>
          </table:table-cell>
          <table:table-cell table:style-name="ce21" office:value-type="string" calcext:value-type="string">
            <text:p>Unit</text:p>
          </table:table-cell>
          <table:table-cell/>
          <table:table-cell table:style-name="ce33"/>
          <table:table-cell table:number-columns-repeated="3"/>
          <table:table-cell office:value-type="string" calcext:value-type="string">
            <text:p>Seconds</text:p>
          </table:table-cell>
          <table:table-cell table:number-columns-repeated="1002"/>
        </table:table-row>
        <table:table-row table:style-name="ro1">
          <table:table-cell table:content-validation-name="val2" office:value-type="date" office:date-value="2019-04-18" calcext:value-type="date">
            <text:p>2019-4-18</text:p>
          </table:table-cell>
          <table:table-cell table:content-validation-name="val4" office:value-type="float" office:value="10" calcext:value-type="float">
            <text:p>10</text:p>
          </table:table-cell>
          <table:table-cell table:content-validation-name="val5" office:value-type="float" office:value="53" calcext:value-type="float">
            <text:p>53</text:p>
          </table:table-cell>
          <table:table-cell table:content-validation-name="val6" office:value-type="float" office:value="0" calcext:value-type="float">
            <text:p>0</text:p>
          </table:table-cell>
          <table:table-cell table:content-validation-name="val7" office:value-type="float" office:value="20" calcext:value-type="float">
            <text:p>20.0000</text:p>
          </table:table-cell>
          <table:table-cell table:content-validation-name="val9" office:value-type="float" office:value="20" calcext:value-type="float">
            <text:p>20.0000</text:p>
          </table:table-cell>
          <table:table-cell table:content-validation-name="val12" office:value-type="float" office:value="20" calcext:value-type="float">
            <text:p>20.0000</text:p>
          </table:table-cell>
          <table:table-cell table:content-validation-name="val14" office:value-type="float" office:value="20" calcext:value-type="float">
            <text:p>20.0000</text:p>
          </table:table-cell>
          <table:table-cell table:content-validation-name="val16" office:value-type="float" office:value="20" calcext:value-type="float">
            <text:p>20.0000</text:p>
          </table:table-cell>
          <table:table-cell table:number-columns-repeated="3" table:content-validation-name="val18" office:value-type="float" office:value="20" calcext:value-type="float">
            <text:p>20.0000</text:p>
          </table:table-cell>
          <table:table-cell/>
          <table:table-cell table:style-name="ce10" office:value-type="string" calcext:value-type="string">
            <text:p>Repeat pattern for:</text:p>
          </table:table-cell>
          <table:table-cell table:style-name="ce22" table:content-validation-name="val20" office:value-type="float" office:value="3" calcext:value-type="float">
            <text:p>3</text:p>
          </table:table-cell>
          <table:table-cell table:style-name="ce30" table:content-validation-name="val26" office:value-type="string" calcext:value-type="string">
            <text:p>Hours</text:p>
          </table:table-cell>
          <table:table-cell table:number-columns-repeated="5"/>
          <table:table-cell office:value-type="string" calcext:value-type="string">
            <text:p>Minute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9"/>
          <table:table-cell table:content-validation-name="val12"/>
          <table:table-cell table:content-validation-name="val14"/>
          <table:table-cell table:content-validation-name="val16"/>
          <table:table-cell table:content-validation-name="val18" table:number-columns-repeated="3"/>
          <table:table-cell/>
          <table:table-cell table:style-name="ce10" office:value-type="string" calcext:value-type="string">
            <text:p>Time from last row:</text:p>
          </table:table-cell>
          <table:table-cell table:style-name="ce22" table:content-validation-name="val21" office:value-type="float" office:value="10" calcext:value-type="float">
            <text:p>10</text:p>
          </table:table-cell>
          <table:table-cell table:style-name="ce30" table:content-validation-name="val27" office:value-type="string" calcext:value-type="string">
            <text:p>Minutes</text:p>
          </table:table-cell>
          <table:table-cell table:number-columns-repeated="5"/>
          <table:table-cell office:value-type="string" calcext:value-type="string">
            <text:p>Hour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1" office:value-type="string" calcext:value-type="string">
            <text:p>Time between repeats:</text:p>
          </table:table-cell>
          <table:table-cell table:style-name="ce23" table:content-validation-name="val22" office:value-type="float" office:value="10" calcext:value-type="float">
            <text:p>10</text:p>
          </table:table-cell>
          <table:table-cell table:style-name="ce30" table:content-validation-name="val27" office:value-type="string" calcext:value-type="string">
            <text:p>Minutes</text:p>
          </table:table-cell>
          <table:table-cell table:number-columns-repeated="5"/>
          <table:table-cell office:value-type="string" calcext:value-type="string">
            <text:p>Day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2"/>
          <table:table-cell table:style-name="ce24" table:content-validation-name="val22"/>
          <table:table-cell table:style-name="ce17" table:content-validation-name="val28">
            <draw:control table:end-cell-address="Input.Q9" table:end-x="0.37pt" table:end-y="13.8pt" draw:z-index="0" draw:style-name="gr1" draw:text-style-name="P1" svg:width="105.96pt" svg:height="54.82pt" svg:x="0.2pt" svg:y="0.37pt" draw:control="control1"/>
          </table:table-cell>
          <table:table-cell table:number-columns-repeated="5"/>
          <table:table-cell office:value-type="string" calcext:value-type="string">
            <text:p>Week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5"/>
          <table:table-cell office:value-type="string" calcext:value-type="string">
            <text:p>Repeats</text:p>
          </table:table-cell>
          <table:table-cell table:number-columns-repeated="1002"/>
        </table:table-row>
        <table:table-row table:style-name="ro1">
          <table:table-cell table:content-validation-name="val2"/>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4"/>
          <table:table-cell table:style-name="ce26"/>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Default" table:number-columns-repeated="3"/>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5" office:value-type="string" calcext:value-type="string" table:number-columns-spanned="2" table:number-rows-spanned="1">
            <text:p>Add Row</text:p>
          </table:table-cell>
          <table:covered-table-cell table:style-name="ce1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6" office:value-type="string" calcext:value-type="string">
            <text:p>Combination to add:</text:p>
          </table:table-cell>
          <table:table-cell table:style-name="ce27" table:content-validation-name="val23" office:value-type="float" office:value="8000" calcext:value-type="float">
            <text:p>8000</text:p>
          </table:table-cell>
          <table:table-cell table:style-name="ce31"/>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P15" table:end-x="0.43pt" table:end-y="1.05pt" draw:z-index="2" draw:style-name="gr1" draw:text-style-name="P1" svg:width="264.53pt" svg:height="27.58pt" svg:x="74.15pt" svg:y="1.11pt" draw:control="control3"/>
          </table:table-cell>
          <table:table-cell table:style-name="ce17"/>
          <table:table-cell table:style-name="ce28" table:number-columns-repeated="2"/>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content-validation-name="val24"/>
          <table:table-cell table:style-name="ce17"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Q18" table:end-x="1.56pt" table:end-y="0.91pt" draw:z-index="1" draw:style-name="gr1" draw:text-style-name="P1" svg:width="371.45pt" svg:height="28.49pt" svg:x="74.15pt" svg:y="13.83pt" draw:control="control2"/>
          </table:table-cell>
          <table:table-cell table:style-name="Default" table:number-columns-repeated="2"/>
          <table:table-cell table:style-name="ce17" table:content-validation-name="val28"/>
          <table:table-cell table:number-columns-repeated="1008"/>
        </table:table-row>
        <table:table-row table:style-name="ro1" table:number-rows-repeated="2">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table-cell table:style-name="ce17"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17" table:content-validation-name="val25"/>
          <table:table-cell table:style-name="ce32"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8"/>
          <table:table-cell table:style-name="ce29"/>
          <table:table-cell table:style-name="ce17"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20"/>
          <table:table-cell table:number-columns-repeated="1010"/>
        </table:table-row>
        <table:table-row table:style-name="ro1" table:number-rows-repeated="9">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4">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0"/>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048520">
          <table:table-cell table:number-columns-repeated="4"/>
          <table:table-cell table:content-validation-name="val7"/>
          <table:table-cell table:number-columns-repeated="1019"/>
        </table:table-row>
        <table:table-row table:style-name="ro1">
          <table:table-cell table:number-columns-repeated="4"/>
          <table:table-cell table:content-validation-name="val7"/>
          <table:table-cell table:number-columns-repeated="1019"/>
        </table:table-row>
      </table:table>
      <table:table table:name="Output" table:style-name="ta2"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4" form:id="control4" form:label="Write to Fil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File?language=Basic&amp;location=document" xlink:type="simple"/>
              </office:event-listeners>
            </form:button>
            <form:button form:name="Button 2" form:control-implementation="ooo:com.sun.star.form.component.CommandButton" xml:id="control5" form:id="control5"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Output?language=Basic&amp;location=document" xlink:type="simple"/>
              </office:event-listeners>
            </form:button>
            <form:button form:name="ButtonStartStop" form:control-implementation="ooo:com.sun.star.form.component.CommandButton" xml:id="control6" form:id="control6" form:label="START Experimen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StartOrStopExperiment?language=Basic&amp;location=document" xlink:type="simple"/>
              </office:event-listeners>
            </form:button>
          </form:form>
        </office:forms>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number-columns-repeated="6" table:default-cell-style-name="ce6"/>
        <table:table-column table:style-name="co13" table:number-columns-repeated="2" table:default-cell-style-name="ce6"/>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6" table:number-columns-repeated="6" table:default-cell-style-name="ce19"/>
        <table:table-column table:style-name="co12" table:visibility="collapse" table:default-cell-style-name="ce19"/>
        <table:table-column table:style-name="co6" table:number-columns-repeated="1000" table:default-cell-style-name="ce19"/>
        <table:table-row table:style-name="ro1">
          <table:table-cell table:style-name="ce34" table:content-validation-name="val30" office:value-type="string" calcext:value-type="string">
            <text:p>DATE</text:p>
          </table:table-cell>
          <table:table-cell table:style-name="ce3" table:content-validation-name="val31" office:value-type="string" calcext:value-type="string">
            <text:p>HOURS</text:p>
          </table:table-cell>
          <table:table-cell table:style-name="ce3" table:content-validation-name="val32" office:value-type="string" calcext:value-type="string">
            <text:p>MINUTES</text:p>
          </table:table-cell>
          <table:table-cell table:style-name="ce3" table:content-validation-name="val33" office:value-type="string" calcext:value-type="string">
            <text:p>SECONDS</text:p>
          </table:table-cell>
          <table:table-cell table:style-name="ce5" table:content-validation-name="val34" office:value-type="string" calcext:value-type="string">
            <text:p>B1</text:p>
          </table:table-cell>
          <table:table-cell table:style-name="ce5" table:content-validation-name="val35" office:value-type="string" calcext:value-type="string">
            <text:p>B2</text:p>
          </table:table-cell>
          <table:table-cell table:style-name="ce5" table:content-validation-name="val36" office:value-type="string" calcext:value-type="string">
            <text:p>B3</text:p>
          </table:table-cell>
          <table:table-cell table:style-name="ce5" table:content-validation-name="val37" office:value-type="string" calcext:value-type="string">
            <text:p>G1</text:p>
          </table:table-cell>
          <table:table-cell table:style-name="ce5" table:content-validation-name="val38" office:value-type="string" calcext:value-type="string">
            <text:p>L1</text:p>
          </table:table-cell>
          <table:table-cell table:style-name="ce5" table:content-validation-name="val39" office:value-type="string" calcext:value-type="string">
            <text:p>A1</text:p>
          </table:table-cell>
          <table:table-cell table:style-name="ce5" table:content-validation-name="val40" office:value-type="string" calcext:value-type="string">
            <text:p>R1</text:p>
          </table:table-cell>
          <table:table-cell table:style-name="ce5" table:content-validation-name="val40" office:value-type="string" calcext:value-type="string">
            <text:p>R2</text:p>
          </table:table-cell>
          <table:table-cell/>
          <table:table-cell table:style-name="Default" table:number-columns-repeated="3"/>
          <table:table-cell table:number-columns-repeated="7"/>
          <table:table-cell office:value-type="string" calcext:value-type="string">
            <text:p>Seconds</text:p>
          </table:table-cell>
          <table:table-cell table:number-columns-repeated="1000"/>
        </table:table-row>
        <table:table-row table:style-name="ro1">
          <table:table-cell table:content-validation-name="val30" office:value-type="date" office:date-value="2019-04-18" calcext:value-type="date">
            <text:p>2019-4-18</text:p>
          </table:table-cell>
          <table:table-cell table:content-validation-name="val31" office:value-type="float" office:value="10" calcext:value-type="float">
            <text:p>10</text:p>
          </table:table-cell>
          <table:table-cell table:content-validation-name="val32" office:value-type="float" office:value="48" calcext:value-type="float">
            <text:p>48</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table-cell table:style-name="ce38" office:value-type="string" calcext:value-type="string">
            <text:p>Output file name:</text:p>
          </table:table-cell>
          <table:table-cell table:style-name="ce22"/>
          <table:table-cell table:number-columns-repeated="7"/>
          <table:table-cell office:value-type="string" calcext:value-type="string">
            <text:p>Minutes</text:p>
          </table:table-cell>
          <table:table-cell table:number-columns-repeated="1000"/>
        </table:table-row>
        <table:table-row table:style-name="ro1">
          <table:table-cell table:content-validation-name="val30" office:value-type="date" office:date-value="2019-04-18" calcext:value-type="date">
            <text:p>2019-4-18</text:p>
          </table:table-cell>
          <table:table-cell table:content-validation-name="val31" office:value-type="float" office:value="10" calcext:value-type="float">
            <text:p>10</text:p>
          </table:table-cell>
          <table:table-cell table:content-validation-name="val32" office:value-type="float" office:value="53" calcext:value-type="float">
            <text:p>53</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Default" table:number-columns-repeated="2"/>
          <table:table-cell office:value-type="string" calcext:value-type="string">
            <text:p>*Default is "Data.txt"</text:p>
          </table:table-cell>
          <table:table-cell table:number-columns-repeated="7"/>
          <table:table-cell office:value-type="string" calcext:value-type="string">
            <text:p>Hours</text:p>
          </table:table-cell>
          <table:table-cell table:number-columns-repeated="1000"/>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3" calcext:value-type="float">
            <text:p>3</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number-columns-repeated="3"/>
          <table:table-cell table:number-columns-repeated="7"/>
          <table:table-cell office:value-type="string" calcext:value-type="string">
            <text:p>Days</text:p>
          </table:table-cell>
          <table:table-cell table:number-columns-repeated="1000"/>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8" calcext:value-type="float">
            <text:p>8</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Default" table:number-columns-repeated="3"/>
          <table:table-cell table:number-columns-repeated="7"/>
          <table:table-cell office:value-type="string" calcext:value-type="string">
            <text:p>Weeks</text:p>
          </table:table-cell>
          <table:table-cell table:number-columns-repeated="1000"/>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18" calcext:value-type="float">
            <text:p>18</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ce35"/>
          <table:table-cell table:style-name="ce39" office:value-type="string" calcext:value-type="string">
            <text:p>Interval</text:p>
          </table:table-cell>
          <table:table-cell table:style-name="ce39" office:value-type="string" calcext:value-type="string">
            <text:p>Unit</text:p>
          </table:table-cell>
          <table:table-cell table:number-columns-repeated="1008"/>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23" calcext:value-type="float">
            <text:p>23</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ce36" office:value-type="string" calcext:value-type="string">
            <text:p>Duration of last command:</text:p>
          </table:table-cell>
          <table:table-cell table:style-name="ce40" table:content-validation-name="val42" office:value-type="float" office:value="16" calcext:value-type="float">
            <text:p>16</text:p>
          </table:table-cell>
          <table:table-cell table:style-name="ce41" table:content-validation-name="val43" office:value-type="string" calcext:value-type="string">
            <text:p>Hours</text:p>
          </table:table-cell>
          <table:table-cell table:number-columns-repeated="1008"/>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33" calcext:value-type="float">
            <text:p>33</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draw:control table:end-cell-address="Output.P11" table:end-x="11.08pt" table:end-y="1.53pt" draw:z-index="0" draw:style-name="gr1" draw:text-style-name="P1" svg:width="125.83pt" svg:height="30.7pt" svg:x="164.21pt" svg:y="12.25pt" draw:control="control4"/>
          </table:table-cell>
          <table:table-cell table:style-name="Default" table:number-columns-repeated="2"/>
          <table:table-cell table:number-columns-repeated="1008"/>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38" calcext:value-type="float">
            <text:p>38</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ce18"/>
          <table:table-cell table:style-name="Default" table:number-columns-repeated="2"/>
          <table:table-cell table:number-columns-repeated="1008"/>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48" calcext:value-type="float">
            <text:p>48</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ce37" table:content-validation-name="val41"/>
          <table:table-cell table:style-name="ce37"/>
          <table:table-cell table:style-name="ce28" table:content-validation-name="val44"/>
          <table:table-cell table:number-columns-repeated="1008"/>
        </table:table-row>
        <table:table-row table:style-name="ro1">
          <table:table-cell table:content-validation-name="val30" office:value-type="date" office:date-value="2019-04-18" calcext:value-type="date">
            <text:p>2019-4-18</text:p>
          </table:table-cell>
          <table:table-cell table:content-validation-name="val31" office:value-type="float" office:value="11" calcext:value-type="float">
            <text:p>11</text:p>
          </table:table-cell>
          <table:table-cell table:content-validation-name="val32" office:value-type="float" office:value="53" calcext:value-type="float">
            <text:p>53</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draw:control table:end-cell-address="Output.P14" table:end-x="10.32pt" table:end-y="3.34pt" draw:z-index="1" draw:style-name="gr1" draw:text-style-name="P1" svg:width="124.33pt" svg:height="31.72pt" svg:x="164.95pt" svg:y="13.07pt" draw:control="control5"/>
          </table:table-cell>
          <table:table-cell table:number-columns-repeated="1010"/>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3" calcext:value-type="float">
            <text:p>3</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8" calcext:value-type="float">
            <text:p>8</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18" calcext:value-type="float">
            <text:p>18</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draw:control table:end-cell-address="Output.P17" table:end-x="108.65pt" table:end-y="0.2pt" draw:z-index="2" draw:style-name="gr1" draw:text-style-name="P1" svg:width="320.97pt" svg:height="27.84pt" svg:x="66.64pt" svg:y="13.78pt" draw:control="control6"/>
          </table:table-cell>
          <table:table-cell table:number-columns-repeated="1010"/>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23" calcext:value-type="float">
            <text:p>23</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33" calcext:value-type="float">
            <text:p>33</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38" calcext:value-type="float">
            <text:p>38</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48" calcext:value-type="float">
            <text:p>48</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2" calcext:value-type="float">
            <text:p>12</text:p>
          </table:table-cell>
          <table:table-cell table:content-validation-name="val32" office:value-type="float" office:value="53" calcext:value-type="float">
            <text:p>53</text:p>
          </table:table-cell>
          <table:table-cell table:content-validation-name="val33" office:value-type="float" office:value="0" calcext:value-type="float">
            <text:p>0</text:p>
          </table:table-cell>
          <table:table-cell office:value-type="float" office:value="20" calcext:value-type="float">
            <text:p>2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3" calcext:value-type="float">
            <text:p>13</text:p>
          </table:table-cell>
          <table:table-cell table:content-validation-name="val32" office:value-type="float" office:value="3" calcext:value-type="float">
            <text:p>3</text:p>
          </table:table-cell>
          <table:table-cell table:content-validation-name="val33" office:value-type="float" office:value="0" calcext:value-type="float">
            <text:p>0</text:p>
          </table:table-cell>
          <table:table-cell office:value-type="float" office:value="50" calcext:value-type="float">
            <text:p>5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3" calcext:value-type="float">
            <text:p>13</text:p>
          </table:table-cell>
          <table:table-cell table:content-validation-name="val32" office:value-type="float" office:value="8" calcext:value-type="float">
            <text:p>8</text:p>
          </table:table-cell>
          <table:table-cell table:content-validation-name="val33" office:value-type="float" office:value="0" calcext:value-type="float">
            <text:p>0</text:p>
          </table:table-cell>
          <table:table-cell table:number-columns-repeated="2"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3" calcext:value-type="float">
            <text:p>13</text:p>
          </table:table-cell>
          <table:table-cell table:content-validation-name="val32" office:value-type="float" office:value="18" calcext:value-type="float">
            <text:p>18</text:p>
          </table:table-cell>
          <table:table-cell table:content-validation-name="val33" office:value-type="float" office:value="0" calcext:value-type="float">
            <text:p>0</text:p>
          </table:table-cell>
          <table:table-cell office:value-type="float" office:value="50" calcext:value-type="float">
            <text:p>50.0000</text:p>
          </table:table-cell>
          <table:table-cell office:value-type="float" office:value="0.12395" calcext:value-type="float">
            <text:p>0.1240</text:p>
          </table:table-cell>
          <table:table-cell table:content-validation-name="val36"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3" calcext:value-type="float">
            <text:p>13</text:p>
          </table:table-cell>
          <table:table-cell table:content-validation-name="val32" office:value-type="float" office:value="23" calcext:value-type="float">
            <text:p>23</text:p>
          </table:table-cell>
          <table:table-cell table:content-validation-name="val33" office:value-type="float" office:value="0" calcext:value-type="float">
            <text:p>0</text:p>
          </table:table-cell>
          <table:table-cell table:number-columns-repeated="2" office:value-type="float" office:value="20" calcext:value-type="float">
            <text:p>20.0000</text:p>
          </table:table-cell>
          <table:table-cell table:content-validation-name="val36"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3" calcext:value-type="float">
            <text:p>13</text:p>
          </table:table-cell>
          <table:table-cell table:content-validation-name="val32" office:value-type="float" office:value="33" calcext:value-type="float">
            <text:p>33</text:p>
          </table:table-cell>
          <table:table-cell table:content-validation-name="val33" office:value-type="float" office:value="0" calcext:value-type="float">
            <text:p>0</text:p>
          </table:table-cell>
          <table:table-cell office:value-type="float" office:value="50" calcext:value-type="float">
            <text:p>50.0000</text:p>
          </table:table-cell>
          <table:table-cell office:value-type="float" office:value="0.12395" calcext:value-type="float">
            <text:p>0.1240</text:p>
          </table:table-cell>
          <table:table-cell table:content-validation-name="val36"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2.23108" calcext:value-type="float">
            <text:p>2.2311</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4-18" calcext:value-type="date">
            <text:p>2019-4-18</text:p>
          </table:table-cell>
          <table:table-cell table:content-validation-name="val31" office:value-type="float" office:value="13" calcext:value-type="float">
            <text:p>13</text:p>
          </table:table-cell>
          <table:table-cell table:content-validation-name="val32" office:value-type="float" office:value="38" calcext:value-type="float">
            <text:p>38</text:p>
          </table:table-cell>
          <table:table-cell table:content-validation-name="val33" office:value-type="float" office:value="0" calcext:value-type="float">
            <text:p>0</text:p>
          </table:table-cell>
          <table:table-cell table:number-columns-repeated="2" office:value-type="float" office:value="20" calcext:value-type="float">
            <text:p>20.0000</text:p>
          </table:table-cell>
          <table:table-cell table:content-validation-name="val36"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number-rows-repeated="16">
          <table:table-cell table:content-validation-name="val30"/>
          <table:table-cell table:content-validation-name="val31"/>
          <table:table-cell table:content-validation-name="val32"/>
          <table:table-cell table:content-validation-name="val33"/>
          <table:table-cell table:number-columns-repeated="2"/>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20">
          <table:table-cell table:number-columns-repeated="1024"/>
        </table:table-row>
        <table:table-row table:style-name="ro1" table:number-rows-repeated="19">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content-validation-name="val38"/>
          <table:table-cell table:content-validation-name="val34" table:number-columns-repeated="3"/>
          <table:table-cell table:number-columns-repeated="1012"/>
        </table:table-row>
        <table:table-row table:style-name="ro1" table:number-rows-repeated="141">
          <table:table-cell table:content-validation-name="val30"/>
          <table:table-cell table:content-validation-name="val31"/>
          <table:table-cell table:content-validation-name="val32"/>
          <table:table-cell table:content-validation-name="val33"/>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1048313">
          <table:table-cell table:number-columns-repeated="1024"/>
        </table:table-row>
        <table:table-row table:style-name="ro1">
          <table:table-cell table:number-columns-repeated="1024"/>
        </table:table-row>
      </table:table>
      <table:table table:name="Combinations" table:style-name="ta3">
        <table:table-column table:style-name="co19" table:default-cell-style-name="ce43"/>
        <table:table-column table:style-name="co6" table:number-columns-repeated="1023" table:default-cell-style-name="ce43"/>
        <table:table-row table:style-name="ro2">
          <table:table-cell table:style-name="ce42" office:value-type="string" calcext:value-type="string">
            <text:p>Combination title</text:p>
          </table:table-cell>
          <table:table-cell table:style-name="ce42" office:value-type="string" calcext:value-type="string">
            <text:p>B1</text:p>
          </table:table-cell>
          <table:table-cell table:style-name="ce42" office:value-type="string" calcext:value-type="string">
            <text:p>B2</text:p>
          </table:table-cell>
          <table:table-cell table:style-name="ce42" office:value-type="string" calcext:value-type="string">
            <text:p>B3</text:p>
          </table:table-cell>
          <table:table-cell table:style-name="ce42" office:value-type="string" calcext:value-type="string">
            <text:p>G1</text:p>
          </table:table-cell>
          <table:table-cell table:style-name="ce42" office:value-type="string" calcext:value-type="string">
            <text:p>L1</text:p>
          </table:table-cell>
          <table:table-cell table:style-name="ce42" office:value-type="string" calcext:value-type="string">
            <text:p>A1</text:p>
          </table:table-cell>
          <table:table-cell table:style-name="ce42" office:value-type="string" calcext:value-type="string">
            <text:p>R1</text:p>
          </table:table-cell>
          <table:table-cell table:style-name="ce42" office:value-type="string" calcext:value-type="string">
            <text:p>R2</text:p>
          </table:table-cell>
          <table:table-cell table:number-columns-repeated="1015"/>
        </table:table-row>
        <table:table-row table:style-name="ro2">
          <table:table-cell table:style-name="ce42" office:value-type="string" calcext:value-type="string">
            <text:p>1500K_NB</text:p>
          </table:table-cell>
          <table:table-cell table:number-columns-repeated="3" table:style-name="ce42" office:value-type="float" office:value="0" calcext:value-type="float">
            <text:p>0</text:p>
          </table:table-cell>
          <table:table-cell table:style-name="ce42" office:value-type="float" office:value="0.229205" calcext:value-type="float">
            <text:p>0.229205</text:p>
          </table:table-cell>
          <table:table-cell table:style-name="ce42" office:value-type="float" office:value="0" calcext:value-type="float">
            <text:p>0</text:p>
          </table:table-cell>
          <table:table-cell table:style-name="ce42" office:value-type="float" office:value="0.71719" calcext:value-type="float">
            <text:p>0.71719</text:p>
          </table:table-cell>
          <table:table-cell table:style-name="ce42" office:value-type="float" office:value="0.067468" calcext:value-type="float">
            <text:p>0.067468</text:p>
          </table:table-cell>
          <table:table-cell table:style-name="ce42" office:value-type="float" office:value="1" calcext:value-type="float">
            <text:p>1</text:p>
          </table:table-cell>
          <table:table-cell table:number-columns-repeated="1015"/>
        </table:table-row>
        <table:table-row table:style-name="ro2">
          <table:table-cell table:style-name="ce42" office:value-type="string" calcext:value-type="string">
            <text:p>1600_NB</text:p>
          </table:table-cell>
          <table:table-cell table:number-columns-repeated="3" table:style-name="ce42" office:value-type="float" office:value="0" calcext:value-type="float">
            <text:p>0</text:p>
          </table:table-cell>
          <table:table-cell table:style-name="ce42" office:value-type="float" office:value="0.580078" calcext:value-type="float">
            <text:p>0.580078</text:p>
          </table:table-cell>
          <table:table-cell table:style-name="ce42" office:value-type="float" office:value="0.000517" calcext:value-type="float">
            <text:p>0.000517</text:p>
          </table:table-cell>
          <table:table-cell table:style-name="ce42" office:value-type="float" office:value="0.962743" calcext:value-type="float">
            <text:p>0.962743</text:p>
          </table:table-cell>
          <table:table-cell table:style-name="ce42" office:value-type="float" office:value="1" calcext:value-type="float">
            <text:p>1</text:p>
          </table:table-cell>
          <table:table-cell table:style-name="ce42" office:value-type="float" office:value="0.026391" calcext:value-type="float">
            <text:p>0.026391</text:p>
          </table:table-cell>
          <table:table-cell table:number-columns-repeated="1015"/>
        </table:table-row>
        <table:table-row table:style-name="ro2">
          <table:table-cell table:style-name="ce42" office:value-type="string" calcext:value-type="string">
            <text:p>1700K_NB</text:p>
          </table:table-cell>
          <table:table-cell table:number-columns-repeated="3" table:style-name="ce42" office:value-type="float" office:value="0" calcext:value-type="float">
            <text:p>0</text:p>
          </table:table-cell>
          <table:table-cell table:style-name="ce42" office:value-type="float" office:value="0.512006" calcext:value-type="float">
            <text:p>0.512006</text:p>
          </table:table-cell>
          <table:table-cell table:style-name="ce42" office:value-type="float" office:value="0.000706" calcext:value-type="float">
            <text:p>0.000706</text:p>
          </table:table-cell>
          <table:table-cell table:style-name="ce42" office:value-type="float" office:value="0.576977" calcext:value-type="float">
            <text:p>0.576977</text:p>
          </table:table-cell>
          <table:table-cell table:style-name="ce42" office:value-type="float" office:value="0.376766" calcext:value-type="float">
            <text:p>0.376766</text:p>
          </table:table-cell>
          <table:table-cell table:style-name="ce42" office:value-type="float" office:value="1" calcext:value-type="float">
            <text:p>1</text:p>
          </table:table-cell>
          <table:table-cell table:number-columns-repeated="1015"/>
        </table:table-row>
        <table:table-row table:style-name="ro2">
          <table:table-cell table:style-name="ce42" office:value-type="float" office:value="2500" calcext:value-type="float">
            <text:p>2500</text:p>
          </table:table-cell>
          <table:table-cell table:style-name="ce42" office:value-type="float" office:value="0.220903" calcext:value-type="float">
            <text:p>0.220903</text:p>
          </table:table-cell>
          <table:table-cell table:style-name="ce42" office:value-type="float" office:value="0" calcext:value-type="float">
            <text:p>0</text:p>
          </table:table-cell>
          <table:table-cell table:style-name="ce42" office:value-type="float" office:value="0.013064" calcext:value-type="float">
            <text:p>0.013064</text:p>
          </table:table-cell>
          <table:table-cell table:style-name="ce42" office:value-type="float" office:value="0.293349" calcext:value-type="float">
            <text:p>0.293349</text:p>
          </table:table-cell>
          <table:table-cell table:style-name="ce42" office:value-type="float" office:value="0.508314" calcext:value-type="float">
            <text:p>0.508314</text:p>
          </table:table-cell>
          <table:table-cell table:style-name="ce42" office:value-type="float" office:value="1" calcext:value-type="float">
            <text:p>1</text:p>
          </table:table-cell>
          <table:table-cell table:style-name="ce42" office:value-type="float" office:value="0.085511" calcext:value-type="float">
            <text:p>0.085511</text:p>
          </table:table-cell>
          <table:table-cell table:style-name="ce42" office:value-type="float" office:value="0.496437" calcext:value-type="float">
            <text:p>0.496437</text:p>
          </table:table-cell>
          <table:table-cell table:number-columns-repeated="1015"/>
        </table:table-row>
        <table:table-row table:style-name="ro2">
          <table:table-cell table:style-name="ce42" office:value-type="float" office:value="3500" calcext:value-type="float">
            <text:p>3500</text:p>
          </table:table-cell>
          <table:table-cell table:style-name="ce42" office:value-type="float" office:value="0.32267" calcext:value-type="float">
            <text:p>0.32267</text:p>
          </table:table-cell>
          <table:table-cell table:style-name="ce42" office:value-type="float" office:value="0.002782" calcext:value-type="float">
            <text:p>0.002782</text:p>
          </table:table-cell>
          <table:table-cell table:style-name="ce42" office:value-type="float" office:value="0.075104" calcext:value-type="float">
            <text:p>0.075104</text:p>
          </table:table-cell>
          <table:table-cell table:style-name="ce42" office:value-type="float" office:value="0.394993" calcext:value-type="float">
            <text:p>0.394993</text:p>
          </table:table-cell>
          <table:table-cell table:style-name="ce42" office:value-type="float" office:value="0.611961" calcext:value-type="float">
            <text:p>0.611961</text:p>
          </table:table-cell>
          <table:table-cell table:style-name="ce42" office:value-type="float" office:value="1" calcext:value-type="float">
            <text:p>1</text:p>
          </table:table-cell>
          <table:table-cell table:style-name="ce42" office:value-type="float" office:value="0.066759" calcext:value-type="float">
            <text:p>0.066759</text:p>
          </table:table-cell>
          <table:table-cell table:style-name="ce42" office:value-type="float" office:value="0.417246" calcext:value-type="float">
            <text:p>0.417246</text:p>
          </table:table-cell>
          <table:table-cell table:number-columns-repeated="1015"/>
        </table:table-row>
        <table:table-row table:style-name="ro2">
          <table:table-cell table:style-name="ce42" office:value-type="float" office:value="4000" calcext:value-type="float">
            <text:p>4000</text:p>
          </table:table-cell>
          <table:table-cell table:style-name="ce42" office:value-type="float" office:value="0.674505" calcext:value-type="float">
            <text:p>0.674505</text:p>
          </table:table-cell>
          <table:table-cell table:style-name="ce42" office:value-type="float" office:value="0.007426" calcext:value-type="float">
            <text:p>0.007426</text:p>
          </table:table-cell>
          <table:table-cell table:style-name="ce42" office:value-type="float" office:value="0.170792" calcext:value-type="float">
            <text:p>0.170792</text:p>
          </table:table-cell>
          <table:table-cell table:style-name="ce42" office:value-type="float" office:value="0.456683" calcext:value-type="float">
            <text:p>0.456683</text:p>
          </table:table-cell>
          <table:table-cell table:style-name="ce42" office:value-type="float" office:value="1" calcext:value-type="float">
            <text:p>1</text:p>
          </table:table-cell>
          <table:table-cell table:style-name="ce42" office:value-type="float" office:value="0.845297" calcext:value-type="float">
            <text:p>0.845297</text:p>
          </table:table-cell>
          <table:table-cell table:style-name="ce42" office:value-type="float" office:value="0.070545" calcext:value-type="float">
            <text:p>0.070545</text:p>
          </table:table-cell>
          <table:table-cell table:style-name="ce42" office:value-type="float" office:value="0.282178" calcext:value-type="float">
            <text:p>0.282178</text:p>
          </table:table-cell>
          <table:table-cell table:number-columns-repeated="1015"/>
        </table:table-row>
        <table:table-row table:style-name="ro2">
          <table:table-cell table:style-name="ce42" office:value-type="float" office:value="4500" calcext:value-type="float">
            <text:p>4500</text:p>
          </table:table-cell>
          <table:table-cell table:style-name="ce42" office:value-type="float" office:value="0.753351" calcext:value-type="float">
            <text:p>0.753351</text:p>
          </table:table-cell>
          <table:table-cell table:style-name="ce42" office:value-type="float" office:value="0.018767" calcext:value-type="float">
            <text:p>0.018767</text:p>
          </table:table-cell>
          <table:table-cell table:style-name="ce42" office:value-type="float" office:value="0.19437" calcext:value-type="float">
            <text:p>0.19437</text:p>
          </table:table-cell>
          <table:table-cell table:style-name="ce42" office:value-type="float" office:value="0.482574" calcext:value-type="float">
            <text:p>0.482574</text:p>
          </table:table-cell>
          <table:table-cell table:style-name="ce42" office:value-type="float" office:value="1" calcext:value-type="float">
            <text:p>1</text:p>
          </table:table-cell>
          <table:table-cell table:style-name="ce42" office:value-type="float" office:value="0.731903" calcext:value-type="float">
            <text:p>0.731903</text:p>
          </table:table-cell>
          <table:table-cell table:style-name="ce42" office:value-type="float" office:value="0.061662" calcext:value-type="float">
            <text:p>0.061662</text:p>
          </table:table-cell>
          <table:table-cell table:style-name="ce42" office:value-type="float" office:value="0.256032" calcext:value-type="float">
            <text:p>0.256032</text:p>
          </table:table-cell>
          <table:table-cell table:number-columns-repeated="1015"/>
        </table:table-row>
        <table:table-row table:style-name="ro2">
          <table:table-cell table:style-name="ce42" office:value-type="float" office:value="5000" calcext:value-type="float">
            <text:p>5000</text:p>
          </table:table-cell>
          <table:table-cell table:style-name="ce42" office:value-type="float" office:value="0.824458" calcext:value-type="float">
            <text:p>0.824458</text:p>
          </table:table-cell>
          <table:table-cell table:style-name="ce42" office:value-type="float" office:value="0.009369" calcext:value-type="float">
            <text:p>0.009369</text:p>
          </table:table-cell>
          <table:table-cell table:style-name="ce42" office:value-type="float" office:value="0.216963" calcext:value-type="float">
            <text:p>0.216963</text:p>
          </table:table-cell>
          <table:table-cell table:style-name="ce42" office:value-type="float" office:value="0.427515" calcext:value-type="float">
            <text:p>0.427515</text:p>
          </table:table-cell>
          <table:table-cell table:style-name="ce42" office:value-type="float" office:value="1" calcext:value-type="float">
            <text:p>1</text:p>
          </table:table-cell>
          <table:table-cell table:style-name="ce42" office:value-type="float" office:value="0.54783" calcext:value-type="float">
            <text:p>0.54783</text:p>
          </table:table-cell>
          <table:table-cell table:style-name="ce42" office:value-type="float" office:value="0.126726" calcext:value-type="float">
            <text:p>0.126726</text:p>
          </table:table-cell>
          <table:table-cell table:style-name="ce42" office:value-type="float" office:value="0.057692" calcext:value-type="float">
            <text:p>0.057692</text:p>
          </table:table-cell>
          <table:table-cell table:number-columns-repeated="1015"/>
        </table:table-row>
        <table:table-row table:style-name="ro2">
          <table:table-cell table:style-name="ce42" office:value-type="float" office:value="5500" calcext:value-type="float">
            <text:p>5500</text:p>
          </table:table-cell>
          <table:table-cell table:style-name="ce42" office:value-type="float" office:value="0.859375" calcext:value-type="float">
            <text:p>0.859375</text:p>
          </table:table-cell>
          <table:table-cell table:style-name="ce42" office:value-type="float" office:value="0.039063" calcext:value-type="float">
            <text:p>0.039063</text:p>
          </table:table-cell>
          <table:table-cell table:style-name="ce42" office:value-type="float" office:value="0.237723" calcext:value-type="float">
            <text:p>0.237723</text:p>
          </table:table-cell>
          <table:table-cell table:style-name="ce42" office:value-type="float" office:value="0.465402" calcext:value-type="float">
            <text:p>0.465402</text:p>
          </table:table-cell>
          <table:table-cell table:style-name="ce42" office:value-type="float" office:value="1" calcext:value-type="float">
            <text:p>1</text:p>
          </table:table-cell>
          <table:table-cell table:style-name="ce42" office:value-type="float" office:value="0.587054" calcext:value-type="float">
            <text:p>0.587054</text:p>
          </table:table-cell>
          <table:table-cell table:style-name="ce42" office:value-type="float" office:value="0.052455" calcext:value-type="float">
            <text:p>0.052455</text:p>
          </table:table-cell>
          <table:table-cell table:style-name="ce42" office:value-type="float" office:value="0.145089" calcext:value-type="float">
            <text:p>0.145089</text:p>
          </table:table-cell>
          <table:table-cell table:number-columns-repeated="1015"/>
        </table:table-row>
        <table:table-row table:style-name="ro2">
          <table:table-cell table:style-name="ce42" office:value-type="float" office:value="6000" calcext:value-type="float">
            <text:p>6000</text:p>
          </table:table-cell>
          <table:table-cell table:style-name="ce42" office:value-type="float" office:value="0.912125" calcext:value-type="float">
            <text:p>0.912125</text:p>
          </table:table-cell>
          <table:table-cell table:style-name="ce42" office:value-type="float" office:value="0.042269" calcext:value-type="float">
            <text:p>0.042269</text:p>
          </table:table-cell>
          <table:table-cell table:style-name="ce42" office:value-type="float" office:value="0.258065" calcext:value-type="float">
            <text:p>0.258065</text:p>
          </table:table-cell>
          <table:table-cell table:style-name="ce42" office:value-type="float" office:value="0.457175" calcext:value-type="float">
            <text:p>0.457175</text:p>
          </table:table-cell>
          <table:table-cell table:style-name="ce42" office:value-type="float" office:value="1" calcext:value-type="float">
            <text:p>1</text:p>
          </table:table-cell>
          <table:table-cell table:style-name="ce42" office:value-type="float" office:value="0.517241" calcext:value-type="float">
            <text:p>0.517241</text:p>
          </table:table-cell>
          <table:table-cell table:style-name="ce42" office:value-type="float" office:value="0.048943" calcext:value-type="float">
            <text:p>0.048943</text:p>
          </table:table-cell>
          <table:table-cell table:style-name="ce42" office:value-type="float" office:value="0.139043" calcext:value-type="float">
            <text:p>0.139043</text:p>
          </table:table-cell>
          <table:table-cell table:number-columns-repeated="1015"/>
        </table:table-row>
        <table:table-row table:style-name="ro2">
          <table:table-cell table:style-name="ce42" office:value-type="float" office:value="6500" calcext:value-type="float">
            <text:p>6500</text:p>
          </table:table-cell>
          <table:table-cell table:style-name="ce42" office:value-type="float" office:value="0.962138" calcext:value-type="float">
            <text:p>0.962138</text:p>
          </table:table-cell>
          <table:table-cell table:style-name="ce42" office:value-type="float" office:value="0.045657" calcext:value-type="float">
            <text:p>0.045657</text:p>
          </table:table-cell>
          <table:table-cell table:style-name="ce42" office:value-type="float" office:value="0.276169" calcext:value-type="float">
            <text:p>0.276169</text:p>
          </table:table-cell>
          <table:table-cell table:style-name="ce42" office:value-type="float" office:value="0.451002" calcext:value-type="float">
            <text:p>0.451002</text:p>
          </table:table-cell>
          <table:table-cell table:style-name="ce42" office:value-type="float" office:value="1" calcext:value-type="float">
            <text:p>1</text:p>
          </table:table-cell>
          <table:table-cell table:style-name="ce42" office:value-type="float" office:value="0.463252" calcext:value-type="float">
            <text:p>0.463252</text:p>
          </table:table-cell>
          <table:table-cell table:style-name="ce42" office:value-type="float" office:value="0.046771" calcext:value-type="float">
            <text:p>0.046771</text:p>
          </table:table-cell>
          <table:table-cell table:style-name="ce42" office:value-type="float" office:value="0.13363" calcext:value-type="float">
            <text:p>0.13363</text:p>
          </table:table-cell>
          <table:table-cell table:number-columns-repeated="1015"/>
        </table:table-row>
        <table:table-row table:style-name="ro2">
          <table:table-cell table:style-name="ce42" office:value-type="float" office:value="7000" calcext:value-type="float">
            <text:p>7000</text:p>
          </table:table-cell>
          <table:table-cell table:style-name="ce42" office:value-type="float" office:value="1" calcext:value-type="float">
            <text:p>1</text:p>
          </table:table-cell>
          <table:table-cell table:style-name="ce42" office:value-type="float" office:value="0.047725" calcext:value-type="float">
            <text:p>0.047725</text:p>
          </table:table-cell>
          <table:table-cell table:style-name="ce42" office:value-type="float" office:value="0.290788" calcext:value-type="float">
            <text:p>0.290788</text:p>
          </table:table-cell>
          <table:table-cell table:style-name="ce42" office:value-type="float" office:value="0.442841" calcext:value-type="float">
            <text:p>0.442841</text:p>
          </table:table-cell>
          <table:table-cell table:style-name="ce42" office:value-type="float" office:value="0.994451" calcext:value-type="float">
            <text:p>0.994451</text:p>
          </table:table-cell>
          <table:table-cell table:style-name="ce42" office:value-type="float" office:value="0.417314" calcext:value-type="float">
            <text:p>0.417314</text:p>
          </table:table-cell>
          <table:table-cell table:style-name="ce42" office:value-type="float" office:value="0.044395" calcext:value-type="float">
            <text:p>0.044395</text:p>
          </table:table-cell>
          <table:table-cell table:style-name="ce42" office:value-type="float" office:value="0.128746" calcext:value-type="float">
            <text:p>0.128746</text:p>
          </table:table-cell>
          <table:table-cell table:number-columns-repeated="1015"/>
        </table:table-row>
        <table:table-row table:style-name="ro2">
          <table:table-cell table:style-name="ce42" office:value-type="float" office:value="7500" calcext:value-type="float">
            <text:p>7500</text:p>
          </table:table-cell>
          <table:table-cell table:style-name="ce42" office:value-type="float" office:value="1" calcext:value-type="float">
            <text:p>1</text:p>
          </table:table-cell>
          <table:table-cell table:style-name="ce42" office:value-type="float" office:value="0.048232" calcext:value-type="float">
            <text:p>0.048232</text:p>
          </table:table-cell>
          <table:table-cell table:style-name="ce42" office:value-type="float" office:value="0.294748" calcext:value-type="float">
            <text:p>0.294748</text:p>
          </table:table-cell>
          <table:table-cell table:style-name="ce42" office:value-type="float" office:value="0.42015" calcext:value-type="float">
            <text:p>0.42015</text:p>
          </table:table-cell>
          <table:table-cell table:style-name="ce42" office:value-type="float" office:value="0.957128" calcext:value-type="float">
            <text:p>0.957128</text:p>
          </table:table-cell>
          <table:table-cell table:style-name="ce42" office:value-type="float" office:value="0.368703" calcext:value-type="float">
            <text:p>0.368703</text:p>
          </table:table-cell>
          <table:table-cell table:style-name="ce42" office:value-type="float" office:value="0.040729" calcext:value-type="float">
            <text:p>0.040729</text:p>
          </table:table-cell>
          <table:table-cell table:style-name="ce42" office:value-type="float" office:value="0.121115" calcext:value-type="float">
            <text:p>0.121115</text:p>
          </table:table-cell>
          <table:table-cell table:number-columns-repeated="1015"/>
        </table:table-row>
        <table:table-row table:style-name="ro2">
          <table:table-cell table:style-name="ce42" office:value-type="float" office:value="8000" calcext:value-type="float">
            <text:p>8000</text:p>
          </table:table-cell>
          <table:table-cell table:style-name="ce42" office:value-type="float" office:value="1" calcext:value-type="float">
            <text:p>1</text:p>
          </table:table-cell>
          <table:table-cell table:style-name="ce42" office:value-type="float" office:value="0.012395" calcext:value-type="float">
            <text:p>0.012395</text:p>
          </table:table-cell>
          <table:table-cell table:style-name="ce42" office:value-type="float" office:value="0.289951" calcext:value-type="float">
            <text:p>0.289951</text:p>
          </table:table-cell>
          <table:table-cell table:style-name="ce42" office:value-type="float" office:value="0.33112" calcext:value-type="float">
            <text:p>0.33112</text:p>
          </table:table-cell>
          <table:table-cell table:style-name="ce42" office:value-type="float" office:value="0.899956" calcext:value-type="float">
            <text:p>0.899956</text:p>
          </table:table-cell>
          <table:table-cell table:style-name="ce42" office:value-type="float" office:value="0.223108" calcext:value-type="float">
            <text:p>0.223108</text:p>
          </table:table-cell>
          <table:table-cell table:style-name="ce42" office:value-type="float" office:value="0.083665" calcext:value-type="float">
            <text:p>0.083665</text:p>
          </table:table-cell>
          <table:table-cell table:style-name="ce42" office:value-type="float" office:value="0.041611" calcext:value-type="float">
            <text:p>0.041611</text:p>
          </table:table-cell>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__Anonymous_DB__1" table:target-range-address="Input.E1:Input.E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text>-</number:text>
      <number:day/>
    </number:date-style>
    <number:number-style style:name="N127">
      <number:number number:decimal-places="4" loext:min-decimal-places="4" number:min-integer-digits="1"/>
    </number:number-style>
    <number:date-style style:name="N128">
      <number:month/>
      <number:text>/</number:text>
      <number:day/>
      <number:text>/</number:text>
      <number:year number:style="long"/>
      <number:text> </number:text>
      <number:hours number:style="long"/>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8">00/00/0000</text:date>, <text:time style:data-style-name="N2" text:time-value="09:02:56.717612645">00:00:00</text:time></text:p>
        </style:region-right>
      </style:header>
      <style:header-left style:display="false"/>
      <style:footer>
        <text:p>Page <text:page-number>1</text:page-number> /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Combinations" style:display-name="PageStyle_Combina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utput" style:display-name="PageStyle_Outpu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12</meta:editing-cycles>
    <meta:creation-date>2017-05-02T20:01:00</meta:creation-date>
    <dc:date>2019-04-18T13:37:37.528046238</dc:date>
    <dc:language>en-US</dc:language>
    <meta:editing-duration>P1DT12H31M24S</meta:editing-duration>
    <meta:generator>LibreOffice/5.2.7.2$Linux_ARM_EABI LibreOffice_project/20m0$Build-2</meta:generator>
    <meta:document-statistic meta:table-count="3" meta:cell-count="504" meta:object-count="6"/>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LightScheduler1.xml><?xml version="1.0" encoding="utf-8"?>
<!DOCTYPE module  PUBLIC '-//OpenOffice.org//DTD OfficeDocument 1.0//EN'  'module.dtd'>
<script:module xmlns:script="http://openoffice.org/2000/script" script:name="LightScheduler1" script:language="StarBasic" script:moduleType="normal">Rem Attribute VBA_ModuleType=VBAModule
Option VBASupport 1
Option Explicit
Const NUMBER_OF_COLUMNS As Integer = 12
Const NUMBER_OF_CHANNELS As Integer = 8
Const TEXT_FILE_DELIMITER As String = " "
Const DEFAULT_FILE_NAME As String = "Data.txt"
Const COLUMN_NAMES As String = "DATE,HOURS,MINUTES,SECONDS,B1,B2,B3,G1,L1,A1,R1,R2"
Const FILE_NAME_CELL_NUMBER As Integer = 16
Const LAST_ROW_EXECUTION_TIME_INTERVAL_CELL_NUMBER As Integer = 15
Const LAST_ROW_EXECUTION_TIME_UNITS_CELL_NUMBER As Integer = 16
Const LAST_ROW_EXECUTION_TIME_ROW_NUMBER As Integer = 7
Const REPEAT_INTERVAL_CELL_NUMBER As Integer = 15
Const REPEAT_UNITS_CELL_NUMBER As Integer = 16
Const REPEAT_PATTERN_ROW_NUMBER As Integer = 3
Const TIME_FROM_LAST_ROW_ROW_NUMBER As Integer = 4
Const TIME_BETWEEN_REPEATS_ROW_NUMBER As Integer = 5
Const LAST_COLUMN_LETTER As String = "L"
Const COMBO_CHOICE_ROW_NUMBER As Integer = 12
Const COMBO_CHOICE_COLUMN_NUMBER As Integer = 15
Const DATE_FORMATTING_STRING As String = "yyyy-m-d"
Const TIME_FORMATTING_STRING As String = "H:mm:ss"
Const SHUT_OFF_CHARACTER As String = "-1"
Const PROTECT_PASSWORD As String = "Zukis_Cool1"
Const TCP_IP_START_PYTHON_SCRIPT_PATH as string = "/home/pi/Documents/TJU/TcpIpStart.py"
Const TCP_IP_STOP_PYTHON_SCRIPT_PATH as string = "/home/pi/Documents/TJU/TcpIpStop.py"




'------------------------------------------------------------------------------------------------------------
'Sub: WriteToOutputPattern
'Coded by: Matt Urschel
'Date : 3 May 2017
'Description: Code for button "Write To Output" on Input worksheet - Appends user-entered rows on Input
'             page to end of data on Output page, with start time after a user-entered interval since
'             last line. Repeats pattern for user-specified time interval (times are automatically advanced).
'------------------------------------------------------------------------------------------------------------
Public Sub WriteToOutputPattern()
    On Error GoTo ERROR

   
    
    Dim XCelWorkbook As Excel.Workbook
    Dim XCelSheet1 As Excel.Worksheet
    Dim XCelSheet2 As Excel.Worksheet
    Dim lRowCounter1 As Long: lRowCounter1 = 0
    Dim lRowCounter2 As Long: lRowCounter2 = 0
    Dim lFirstBlankRow As Long
    Dim vArraySheet1(), vArraySheet1Intervals() As Variant
    
    Dim lArrayCounterRowsSheet1 As Long: lArrayCounterRowsSheet1 = 0
    Dim lColumn, lRow, lRowsSheet2 As Long: lColumn = 0: lRow = 0: lRowsSheet2 = 0
    Dim lRepeatInterval, lTimeAfterLastRowInterval, lTimeBetweenRepeatsInterval As Long: lRepeatInterval = 0: lTimeAfterLastRowInterval = 0: lTimeBetweenRepeatsInterval = 0
    Dim sRepeatUnit, sTimeAfterLastRowUnit, sTimeBetweenRepeatsUnit As String
    Dim lPatternInterval, lRepeatIntervalInSeconds, lTimeBetweenRepeatsIntervalInSeconds As Long: lPatternInterval = 0: lRepeatIntervalInSeconds = 0: lTimeBetweenRepeatsIntervalInSeconds = 0
    Dim lNumberOfRepetitions As Long: lNumberOfRepetitions = 0
    Dim sDateStart, sDateEnd, sTimeStart, sTimeEnd, sDateLastRow, sTimeLastRow, sDateLastRowArray, sTimeLastRowArray As String
    Dim lNumberOfNonEmptyRowsSheet1 As Long: lNumberOfNonEmptyRowsSheet1 = 0
    Dim lNumberOfNonEmptyRowsSheet2 As Long: lNumberOfNonEmptyRowsSheet2 = 0
    Dim lRowsInterval As Long: lRowsInterval = 0
    Dim dNewDate As Date
    Dim lTimeDiffLastRowToNewAppend As Long
    Dim lRepeatCounter As Long: lRepeatCounter = 0
    'Dim cbCheckBox As CheckBox
    
    '---------------------------------------------------
    'INITIALIZE EXCEL OBJECTS AND USER-DEFINED VARIABLES
    '---------------------------------------------------
    
    'Initialize workbook and worksheets
    Set XCelWorkbook = Application.ActiveWorkbook
    Set XCelSheet1 = XCelWorkbook.Sheets(1)
    Set XCelSheet2 = XCelWorkbook.Sheets(2)
    
    
    
    'Determine last populated row on worksheet 1
    lNumberOfNonEmptyRowsSheet1 = CountNonEmptyRows(XCelSheet1, NUMBER_OF_COLUMNS)
    
    'Determine last populated row on worksheet 2
    lNumberOfNonEmptyRowsSheet2 = CountNonEmptyRows(XCelSheet2, NUMBER_OF_COLUMNS)
    
    'Initialize row counter
    lRowCounter1 = 2
    
    'Get contents of interval cell if changed
    If Len(Trim(XCelSheet1.Cells(REPEAT_PATTERN_ROW_NUMBER, REPEAT_INTERVAL_CELL_NUMBER))) &gt; 0 Then
       lRepeatInterval = CLng(XCelSheet1.Cells(REPEAT_PATTERN_ROW_NUMBER, REPEAT_INTERVAL_CELL_NUMBER))
    End If
    
    'Get contents of unit cell if changed
    If Len(Trim(XCelSheet1.Cells(REPEAT_PATTERN_ROW_NUMBER, REPEAT_UNITS_CELL_NUMBER))) &gt; 0 Then
       sRepeatUnit = Trim(XCelSheet1.Cells(REPEAT_PATTERN_ROW_NUMBER, REPEAT_UNITS_CELL_NUMBER))
       
       'Convert interval unit to string for DateAdd function and convert repeat interval to seconds for later comparison to pattern interval
       Select Case sRepeatUnit
            Case "Weeks"
                sRepeatUnit = "ww"
                lRepeatIntervalInSeconds = lRepeatInterval * 604800
            Case "Days"
                sRepeatUnit = "d"
                lRepeatIntervalInSeconds = lRepeatInterval * 86400
            Case "Hours"
                sRepeatUnit = "h"
                lRepeatIntervalInSeconds = lRepeatInterval * 3600
            Case "Minutes"
                sRepeatUnit = "n"
                lRepeatIntervalInSeconds = lRepeatInterval * 60
            Case "Seconds"
                sRepeatUnit = "s"
                lRepeatIntervalInSeconds = lRepeatInterval
            Case "Repeats"
                lNumberOfRepetitions = lRepeatInterval
        End Select
    End If
    
    'Get contents of time after last row interval cell if changed
    If Len(Trim(XCelSheet1.Cells(TIME_FROM_LAST_ROW_ROW_NUMBER, REPEAT_INTERVAL_CELL_NUMBER))) &gt; 0 Then
       lTimeAfterLastRowInterval = CLng(XCelSheet1.Cells(TIME_FROM_LAST_ROW_ROW_NUMBER, REPEAT_INTERVAL_CELL_NUMBER))
    End If
    
    'Get contents of time after last row unit cell if changed
    If Len(Trim(XCelSheet1.Cells(TIME_FROM_LAST_ROW_ROW_NUMBER, REPEAT_UNITS_CELL_NUMBER))) &gt; 0 Then
       sTimeAfterLastRowUnit = Trim(XCelSheet1.Cells(TIME_FROM_LAST_ROW_ROW_NUMBER, REPEAT_UNITS_CELL_NUMBER))
       
       'Convert interval unit to string for DateAdd function
       Select Case sTimeAfterLastRowUnit
            Case "Weeks"
                sTimeAfterLastRowUnit = "ww"
            Case "Days"
                sTimeAfterLastRowUnit = "d"
            Case "Hours"
                sTimeAfterLastRowUnit = "h"
            Case "Minutes"
                sTimeAfterLastRowUnit = "n"
            Case "Seconds"
                sTimeAfterLastRowUnit = "s"
        End Select
    End If
    
    'Get contents of time between repeats interval cell if changed
    If Len(Trim(XCelSheet1.Cells(TIME_BETWEEN_REPEATS_ROW_NUMBER, REPEAT_INTERVAL_CELL_NUMBER))) &gt; 0 Then
       lTimeBetweenRepeatsInterval = CLng(XCelSheet1.Cells(TIME_BETWEEN_REPEATS_ROW_NUMBER, REPEAT_INTERVAL_CELL_NUMBER))
    End If
    
    'Get contents of time between repeats unit cell if changed
    If Len(Trim(XCelSheet1.Cells(TIME_BETWEEN_REPEATS_ROW_NUMBER, REPEAT_UNITS_CELL_NUMBER))) &gt; 0 Then
       sTimeBetweenRepeatsUnit = Trim(XCelSheet1.Cells(TIME_BETWEEN_REPEATS_ROW_NUMBER, REPEAT_UNITS_CELL_NUMBER))
       
       'Convert interval unit to string for DateAdd function and convert repeat interval to seconds for later comparison to pattern interval
       Select Case sTimeBetweenRepeatsUnit
            Case "Weeks"
                sTimeBetweenRepeatsUnit = "ww"
                lTimeBetweenRepeatsIntervalInSeconds = lTimeBetweenRepeatsInterval * 604800
            Case "Days"
                sTimeBetweenRepeatsUnit = "d"
                lTimeBetweenRepeatsIntervalInSeconds = lTimeBetweenRepeatsInterval * 86400
            Case "Hours"
                sTimeBetweenRepeatsUnit = "h"
                lTimeBetweenRepeatsIntervalInSeconds = lTimeBetweenRepeatsInterval * 3600
            Case "Minutes"
                sTimeBetweenRepeatsUnit = "n"
                lTimeBetweenRepeatsIntervalInSeconds = lTimeBetweenRepeatsInterval * 60
            Case "Seconds"
                sTimeBetweenRepeatsUnit = "s"
                lTimeBetweenRepeatsIntervalInSeconds = lTimeBetweenRepeatsInterval
        End Select
    End If
    
    '---------------
    'DATA VALIDATION
    '---------------
    
    'DO GENERAL WORKSHEET VALIDATION
    If Not CommonDataValidation(XCelSheet1) Then
        Exit Sub
    End If
    
    'IF REPEAT PATTERN INTERVAL, TIME AFTER LAST ROW, OR TIME BETWEEN REPEATS FIELDS ARE EMPTY, THROW ERROR
    If lRepeatInterval = 0 Then

        
        MsgBox "Please enter Repeat pattern interval.", vbExclamation, "Data Entry Error"
        Exit Sub
    End If
    
    If Len(Trim(sRepeatUnit)) = 0 Then

        
        MsgBox "Please enter Repeat pattern units.", vbExclamation, "Data Entry Error"
        Exit Sub
    End If
    
    If (lTimeAfterLastRowInterval = 0) And (lNumberOfNonEmptyRowsSheet2 &gt; 1) Then

        
        MsgBox "Please enter Time after last row interval.", vbExclamation, "Data Entry Error"
        Exit Sub
    End If
    
    If (Len(Trim(sTimeAfterLastRowUnit)) = 0) And (lNumberOfNonEmptyRowsSheet2 &gt; 1) Then

        
        MsgBox "Please enter Time after last row units.", vbExclamation, "Data Entry Error"
        Exit Sub
    End If
    
'    If lTimeBetweenRepeatsInterval = 0 Then
'        'Protect Output worksheet
'        XCelSheet2.Protect (PROTECT_PASSWORD)
'
'        MsgBox "Please enter Time between repeats interval.", vbExclamation, "Data Entry Error"
'        Exit Sub
'    End If
'
'    If Len(Trim(sTimeBetweenRepeatsUnit)) = 0 Then
'        'Protect Output worksheet
'        XCelSheet2.Protect (PROTECT_PASSWORD)
'
'        MsgBox "Please enter Time between repeats units.", vbExclamation, "Data Entry Error"
'        Exit Sub
'    End If
    
    'IF REQUESTED REPEAT INTERVAL IS SMALLER THAN PATTERN INTERVAL, OR IF THERE IS NO DIFFERENCE BETWEEN START AND END TIME, THROW ERROR
    
    'Format start and end date of pattern and convert to string
    sDateStart = Format(Trim(XCelSheet1.Cells(2, 1)), DATE_FORMATTING_STRING)
    sDateEnd = Format(Trim(XCelSheet1.Cells(lNumberOfNonEmptyRowsSheet1, 1)), DATE_FORMATTING_STRING)

    'Format start and end times of pattern and convert to string
    sTimeStart = Format(TimeSerial(XCelSheet1.Cells(2, 2), XCelSheet1.Cells(2, 3), XCelSheet1.Cells(2, 4)), TIME_FORMATTING_STRING)
    sTimeEnd = Format(TimeSerial(XCelSheet1.Cells(lNumberOfNonEmptyRowsSheet1, 2), XCelSheet1.Cells(lNumberOfNonEmptyRowsSheet1, 3), XCelSheet1.Cells(lNumberOfNonEmptyRowsSheet1, 4)), TIME_FORMATTING_STRING)
    
    'Determine time interval between first and last rows (in seconds)
    lPatternInterval = DateDiff("s", CDate(sDateStart &amp; " " &amp; sTimeStart), CDate(sDateEnd &amp; " " &amp; sTimeEnd))
    
    'If user specified the number of repeats, don't worry about time intervals
    If sRepeatUnit &lt;&gt; "Repeats" Then
        'If user did not specify number of repeats, make sure time intervals make sense
        If (lPatternInterval &gt; 0) Then
            'If pattern interval is smaller than repeat interval, throw error
            If (lRepeatIntervalInSeconds &lt; lPatternInterval) Then
            
               MsgBox "Please enter repeat time interval that is larger than pattern time interval.", vbExclamation, "Data Entry Error"
               Exit Sub
            ElseIf ((lPatternInterval + lTimeBetweenRepeatsIntervalInSeconds) &gt; lRepeatIntervalInSeconds) Then
            
               MsgBox "The sum of the duration of the repeated pattern and the time between repeats must be smaller than the repeat time interval.", vbExclamation, "Data Entry Error"
               Exit Sub
            Else
               'Number of times pattern can be repeated in given time interval
               
               lNumberOfRepetitions = Round(lRepeatIntervalInSeconds / (lPatternInterval + lTimeBetweenRepeatsIntervalInSeconds))
            End If
            
        Else
           MsgBox "Time difference between first and last row must be greater than zero.", vbExclamation, "Data Entry Error"
           Exit Sub
        End If
    End If
    
    If lNumberOfRepetitions &gt; 1 Then
        If lTimeBetweenRepeatsInterval = 0 Then

        
            MsgBox "Please enter Time between repeats interval.", vbExclamation, "Data Entry Error"
            Exit Sub
        End If
    
        If Len(Trim(sTimeBetweenRepeatsUnit)) = 0 Then

            
            MsgBox "Please enter Time between repeats units.", vbExclamation, "Data Entry Error"
            Exit Sub
        End If
    End If
        

        
    '------------------------------------------
    'POPULATE ARRAY WITH CONTENTS OF INPUT PAGE
    '------------------------------------------
      
    'Determine array dimensions from Input worksheet
'    lArrayCounterRowsSheet1 = lNumberOfNonEmptyRowsSheet1
'
'    ReDim vArraySheet1(1 To lArrayCounterRowsSheet1 - 1, 1 To NUMBER_OF_COLUMNS)
    
    'Populate array from Input worksheet
'    lRowCounter1 = 2
'    lArrayCounterRowsSheet1 = 1
'
'    Do While Len(Trim(XCelSheet1.Cells(lRowCounter1, 1))) &gt; 0
'
'        For lColumn = 1 To UBound(vArraySheet1, 2)
'            vArraySheet1(lArrayCounterRowsSheet1, lColumn) = Trim(XCelSheet1.Cells(lRowCounter1, lColumn))
'        Next lColumn
'
'        lArrayCounterRowsSheet1 = lArrayCounterRowsSheet1 + 1
'        lRowCounter1 = lRowCounter1 + 1
'    Loop
    
    
    vArraySheet1 = PopulateWorksheetArray(XCelSheet1, lNumberOfNonEmptyRowsSheet1 - 1, NUMBER_OF_COLUMNS)
    
    ReDim vArraySheet1Intervals(1 To lNumberOfNonEmptyRowsSheet1 - 1)
    
    'Populate intervals array with intervals between rows in worksheet 1 array
    For lArrayCounterRowsSheet1 = 2 To UBound(vArraySheet1)
        'Get date of previous row in worksheet 1 array
        sDateStart = Format(vArraySheet1(lArrayCounterRowsSheet1 - 1, 1), DATE_FORMATTING_STRING)
        
        'Get time of previous row in worksheet 1 array
        sTimeStart = Format(TimeSerial(vArraySheet1(lArrayCounterRowsSheet1 - 1, 2), vArraySheet1(lArrayCounterRowsSheet1 - 1, 3), vArraySheet1(lArrayCounterRowsSheet1 - 1, 4)), TIME_FORMATTING_STRING)
               
        'Get date of this row in worksheet 1 array
        sDateEnd = Format(vArraySheet1(lArrayCounterRowsSheet1, 1), DATE_FORMATTING_STRING)
        
        'Get time of this row in worksheet 1 array
        sTimeEnd = Format(TimeSerial(vArraySheet1(lArrayCounterRowsSheet1, 2), vArraySheet1(lArrayCounterRowsSheet1, 3), vArraySheet1(lArrayCounterRowsSheet1, 4)), TIME_FORMATTING_STRING)
       
        'Populate appropriate row in intervals array difference between times
        vArraySheet1Intervals(lArrayCounterRowsSheet1 - 1) = DateDiff("s", CDate(sDateStart &amp; " " &amp; sTimeStart), CDate(sDateEnd &amp; " " &amp; sTimeEnd))
    Next lArrayCounterRowsSheet1
    
    '------------------------------------------------------------------------------------------------------------------------------------------
    'CHANGE DATE AND TIME VALUES BASED ON REPETITION INTERVAL AND APPEND CONTENTS OF INPUT PAGE TO OUTPUT PAGE WITH REQUESTED NUMBER OF REPEATS
    '------------------------------------------------------------------------------------------------------------------------------------------
    
    'Unprotect Output worksheet
    XCelSheet2.Unprotect (PROTECT_PASSWORD)
    
    'Initialize counters
    lFirstBlankRow = lNumberOfNonEmptyRowsSheet2 + 1
    
    'DETERMINE DATE/TIME OF LAST ROW ON OUTPUT PAGE
    
    'If Output page has at least one row
    If (lFirstBlankRow &gt; 2) Then
    
        'Get date of last row on output page
        sDateLastRow = Format(Trim(XCelSheet2.Cells(lFirstBlankRow - 1, 1)), DATE_FORMATTING_STRING)
        
        'Get time of last row on output page
        sTimeLastRow = Format(TimeSerial(XCelSheet2.Cells(lFirstBlankRow - 1, 2), XCelSheet2.Cells(lFirstBlankRow - 1, 3), XCelSheet2.Cells(lFirstBlankRow - 1, 4)), TIME_FORMATTING_STRING)
        
        'Get date of last row in Input worksheet array
        sDateLastRowArray = Format(vArraySheet1(UBound(vArraySheet1, 1), 1), DATE_FORMATTING_STRING)
        
        'Get time of last row in Input worksheet array
        sTimeLastRowArray = Format(TimeSerial(vArraySheet1(UBound(vArraySheet1, 1), 2), vArraySheet1(UBound(vArraySheet1, 1), 3), vArraySheet1(UBound(vArraySheet1, 1), 4)), TIME_FORMATTING_STRING)
                
        lTimeDiffLastRowToNewAppend = DateDiff("s", CDate(sDateLastRow &amp; " " &amp; sTimeLastRow), CDate(sDateLastRowArray &amp; " " &amp; sTimeLastRowArray))
        'For each repeat
        For lRepeatCounter = 1 To lNumberOfRepetitions
            'If this is the first repeat
            If (lRepeatCounter = 1) Then
'                'Get date of last row on output page
'                sDateLastRow = Format(Trim(XCelSheet2.Cells(lFirstBlankRow - 1, 1)), DATE_FORMATTING_STRING)
'
'                'Get time of last row on output page
'                sTimeLastRow = Format(TimeSerial(XCelSheet2.Cells(lFirstBlankRow - 1, 2), XCelSheet2.Cells(lFirstBlankRow - 1, 3), XCelSheet2.Cells(lFirstBlankRow - 1, 4)), TIME_FORMATTING_STRING)
                If lTimeDiffLastRowToNewAppend &lt;= 0 Then
                    'Add user defined time after last row to first row of repeat
                    dNewDate = DateAdd(sTimeAfterLastRowUnit, CDbl(lTimeAfterLastRow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Else 'If this is not the first repeat
            
                'Get date of last row
                sDateLastRow = Format(vArraySheet1(UBound(vArraySheet1, 1), 1), DATE_FORMATTING_STRING)
        
                'Get time of last row
                sTimeLastRow = Format(TimeSerial(vArraySheet1(UBound(vArraySheet1, 1), 2), vArraySheet1(UBound(vArraySheet1, 1), 3), vArraySheet1(UBound(vArraySheet1, 1), 4)), TIME_FORMATTING_STRING)
                             
                dNewDate = DateAdd(sTimeBetweenRepeatsUnit, CDbl(lTimeBetweenRepeatsInterval), CDate(sDateLastRow &amp; " " &amp; sTimeLastRow))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If Output page has no rows
    Else
        For lRepeatCounter = 1 To lNumberOfRepetitions
            If lRepeatCounter &gt; 1 Then 'If this is not the first repeat
                'Get date of last row in sheet array
                sDateLastRow = Format(vArraySheet1(UBound(vArraySheet1, 1), 1), DATE_FORMATTING_STRING)
    
                'Get time of last row in sheet array
                sTimeLastRow = Format(TimeSerial(vArraySheet1(UBound(vArraySheet1, 1), 2), vArraySheet1(UBound(vArraySheet1, 1), 3), vArraySheet1(UBound(vArraySheet1, 1), 4)), TIME_FORMATTING_STRING)
                         
                         
                dNewDate = DateAdd(sTimeBetweenRepeatsUnit, CDbl(lTimeBetweenRepeats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End If
    
    
    'Protect Output worksheet
    XCelSheet2.Protect (PROTECT_PASSWORD)
    
   
    On Error Resume Next
    'Close iFileNum1

    Set XCelSheet1 = Nothing
    Set XCelSheet2 = Nothing
    Set XCelWorkbook = Nothing
    On Error GoTo ERROR

Exit Sub
    
ERROR:
    MsgBox Err.Description, vbCritical, "Error"
    On Error Resume Next
    
    'Protect Output worksheet
    XCelSheet2.Protect (PROTECT_PASSWORD)

    Set XCelSheet1 = Nothing
    Set XCelSheet2 = Nothing

    Set XCelWorkbook = Nothing
    
End Sub

Public Sub PopulateNewRowWithCombo()

    On Error GoTo ERROR
    
    'Dim XCelWorkbook As Excel.Workbook
    Dim XCelSheet1 As Excel.Worksheet
    Dim XCelSheet4 As Excel.Worksheet
    Dim lRowCounter1 As Long: lRowCounter1 = 0
    Dim lRowCounter4 As Long: lRowCounter4 = 2
    Dim lColumn As Long: lColumn = 5
   ' Dim lNumberOfNonEmptyRowsSheet1 As Long: lNumberOfNonEmptyRowsSheet1 = 0
    
    'Initialize workbook and worksheets
    'Set XCelWorkbook = Application.ActiveWorkbook
    Set XCelSheet1 = Worksheets("Input")
    Set XCelSheet4 = Worksheets("Combinations")
    
    'Determine last populated row on worksheet 1
    lRowCounter1 = CountNonEmptyRows(XCelSheet1, NUMBER_OF_COLUMNS) + 1
    
    Do While Len(Trim(XCelSheet4.Cells(lRowCounter4, 1))) &gt; 0
        
        If Trim(XCelSheet4.Cells(lRowCounter4, 1)) = Trim(XCelSheet1.Cells(COMBO_CHOICE_ROW_NUMBER, COMBO_CHOICE_COLUMN_NUMBER)) Then
        
            For lColumn = 2 To 9
                XCelSheet1.Cells(lRowCounter1, lColumn + 3).Value = Trim(XCelSheet4.Cells(lRowCounter4, lColumn))
            Next lColumn
        
        End If
    
        lRowCounter4 = lRowCounter4 + 1
    Loop
    
    Set XCelSheet1 = Nothing
    Set XCelSheet4 = Nothing

    'Set XCelWorkbook = Nothing


Exit Sub
    
ERROR:
    MsgBox Err.Description, vbCritical, "Error"
    On Error Resume Next
    
    'Protect Output worksheet
    'XCelSheet2.Protect (PROTECT_PASSWORD)

    Set XCelSheet1 = Nothing
    Set XCelSheet4 = Nothing

    'Set XCelWorkbook = Nothing
    
End Sub


'--------------------------------------------------------------------------------------------------------------
'Sub: WriteToFile
'Coded by: Matt Urschel
'Date : 3 May 2017
'Description: Code for button "Write to File" on Output worksheet - Writes data on Output worksheet to
'             text file (user-defined file name or default file name defined by string constant).
'Change Log:
'5/10/2017 Added code to ask user before overwriting file and give user option to append data to output file
'5/17/2017 Added code to insert 'lights off' command (all channels set to -1) at end of file after user defined
'          time interval
'--------------------------------------------------------------------------------------------------------------
Public Sub WriteToFile()
    On Error GoTo ERROR
    
    Dim XCelWorkbook As Excel.Workbook
    Dim XCelSheet2 As Excel.Worksheet
    'Dim XCelSheet1 As Excel.Worksheet
    Dim lRowCounter2 As Long
    Dim iColumnCounter As Integer
    Dim sLine As String
    Dim varrLine As Variant
    Dim sDate, sTime As String
    Dim iFileNum, iFileNum1, i As Integer
    Dim lTimeToExecuteLastRowInterval As Long
    Dim sTimeToExecuteLastRowUnits As String
    Dim sLastRowDate As String
    
            
    Dim sOutputFile As String
    
    'Initialize workbook and worksheets
    Set XCelWorkbook = Application.ActiveWorkbook
    Set XCelSheet2 = XCelWorkbook.Sheets(2)
    'Set XCelSheet1 = XCelWorkbook.Sheets(1)
    
    'Initialize row counter
    lRowCounter2 = 2
    
    'Get free file handle
    iFileNum = 1
    iFileNum1 = 2
    
    'Set file name to user-entered name on Output worksheet
    
    If Len(Trim(XCelSheet2.Cells(2, FILE_NAME_CELL_NUMBER))) &gt; 0 Then
        sOutputFile = ActiveWorkbook.Path &amp; "/" &amp; Trim(XCelSheet2.Cells(2, FILE_NAME_CELL_NUMBER))
    Else
        sOutputFile = ActiveWorkbook.Path &amp; "/" &amp; DEFAULT_FILE_NAME
    End If
    
    'Get contents of interval cell if changed
    If Len(Trim(XCelSheet2.Cells(LAST_ROW_EXECUTION_TIME_ROW_NUMBER, LAST_ROW_EXECUTION_TIME_INTERVAL_CELL_NUMBER))) &gt; 0 Then
       lTimeToExecuteLastRowInterval = CLng(XCelSheet2.Cells(LAST_ROW_EXECUTION_TIME_ROW_NUMBER, LAST_ROW_EXECUTION_TIME_INTERVAL_CELL_NUMBER))
    Else
       MsgBox "Please enter amount of time to execute last row.", vbExclamation, "Last row execution time"
       Exit Sub
    End If
    
    'Get contents of unit cell if changed
    If Len(Trim(XCelSheet2.Cells(LAST_ROW_EXECUTION_TIME_ROW_NUMBER, LAST_ROW_EXECUTION_TIME_UNITS_CELL_NUMBER))) &gt; 0 Then
       sTimeToExecuteLastRowUnits = Trim(XCelSheet2.Cells(LAST_ROW_EXECUTION_TIME_ROW_NUMBER, LAST_ROW_EXECUTION_TIME_UNITS_CELL_NUMBER))
       
       'Convert interval unit to string for DateAdd function and convert repeat interval to seconds for later comparison to pattern interval
       Select Case sTimeToExecuteLastRowUnits
            Case "Weeks"
                sTimeToExecuteLastRowUnits = "ww"
            Case "Days"
                sTimeToExecuteLastRowUnits = "d"
            Case "Hours"
                sTimeToExecuteLastRowUnits = "h"
            Case "Minutes"
                sTimeToExecuteLastRowUnits = "n"
            Case "Seconds"
                sTimeToExecuteLastRowUnits = "s"
        End Select
    Else
        MsgBox "Please enter units for last row execution time.", vbExclamation, "Last row execution time"
        Exit Sub
    End If
    
    
    '---------------
    'DATA VALIDATION
    '---------------
    
    'DO GENERAL WORKSHEET VALIDATION
    If Not CommonDataValidation(XCelSheet2) Then
        Exit Sub
    End If
    
    '---------------------------------------------------------------
    'ASK USER IF THEY WANT TO OVERWRITE OR APPEND EXISTING DATA FILE
    '---------------------------------------------------------------
    
    'Check if file exists
    If Dir(sOutputFile) &lt;&gt; "" Then
        'Confirm overwrite
        If MsgBox("File already exists. Do you wish to overwrite it?", vbYesNo + vbQuestion, "File Overwrite") = vbYes Then
            
            'Delete file if it already exists
            On Error Resume Next
            Close iFileNum
            Kill sOutputFile
            On Error GoTo ERROR
            
            'Open file for output
            Open sOutputFile For Output As iFileNum
        Else 'Ask about append
            If MsgBox("Do you want to append current file with new rows?", vbYesNo + vbQuestion, "File Overwrite") = vbYes Then
                Open sOutputFile For Input As iFileNum
                Open sOutputFile &amp; "_temp" For Output As iFileNum1
                
                
                'Get last row of data from file
                Do While Not EOF(iFileNum)
                    Line Input #iFileNum, sLine
                    varrLine = Split(sLine, " ")
                    'Write existing rows to temporary data file (except lights of command)
                    If InStr(sLine, "-1") = 0 Then
                        Print #iFileNum1, sLine
                    End If
                Loop
                
                'Get date/time of first row on output page
                sDate = Format(Trim(XCelSheet2.Cells(2, 1)), DATE_FORMATTING_STRING)
                sTime = Format(TimeSerial(XCelSheet2.Cells(2, 2), XCelSheet2.Cells(2, 3), XCelSheet2.Cells(2, 4)), TIME_FORMATTING_STRING)
                    
                'If date/time on first row of output page is less than or equal to date/time on last row of data file, throw error
                If DateDiff("s", CDate(varrLine(0) &amp; " " &amp; varrLine(1)), CDate(sDate &amp; " " &amp; sTime)) &lt;= 0 Then
                    MsgBox "First row of appended data must have a date and time that is greater than that of the last line in the data file.", vbExclamation, "Append Error"
                    Close iFileNum
                    On Error Resume Next
                    'Close and delete temporary data file
                    Close iFileNum1
                    Kill sOutputFile &amp; "_temp"
                    On Error GoTo ERROR
                    Exit Sub
                End If
                
                Close iFileNum
                Close iFileNum1
                'Delete original data file
                Kill (sOutputFile)
                'Rename temp data file as original data file
                Name sOutputFile &amp; "_temp" As sOutputFile
                'Open file for append
                Open sOutputFile For Append As iFileNum
            Else
                'Quit without saving
                MsgBox "Data not saved.", vbExclamation, "File Save"
                Exit Sub
                
            End If
        End If
    Else
        'Open file for output
        Open sOutputFile For Output As iFileNum
    End If
    
    '---------------------------------------------------------------
    'WRITE DATA ON OUTPUT WORKSHEET TO TEXT FILE
    '---------------------------------------------------------------
    
    Do While Len(Trim(XCelSheet2.Cells(lRowCounter2, 1))) &gt; 0
    
        'Initialize string variables to null
        sLine = ""
        sDate = ""
        sTime = ""

        'Format date and convert to string
        sDate = Format(Trim(XCelSheet2.Cells(lRowCounter2, 1)), DATE_FORMATTING_STRING)
        sLine = sLine &amp; sDate &amp; TEXT_FILE_DELIMITER
        
        'Format time and convert to string
        sTime = Format(TimeSerial(XCelSheet2.Cells(lRowCounter2, 2), XCelSheet2.Cells(lRowCounter2, 3), XCelSheet2.Cells(lRowCounter2, 4)), TIME_FORMATTING_STRING)
        sLine = sLine &amp; sTime &amp; TEXT_FILE_DELIMITER
                
        'Build output line string
        For iColumnCounter = 5 To NUMBER_OF_COLUMNS
            sLine = sLine &amp; Trim(Format(XCelSheet2.Cells(lRowCounter2, iColumnCounter),"0.000000")) &amp; TEXT_FILE_DELIMITER
        Next iColumnCounter
        
        sLine = sLine &amp; "X"
        
        'Write line string to text file
        Print #iFileNum, sLine
        
        lRowCounter2 = lRowCounter2 + 1
    Loop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0" &amp; TEXT_FILE_DELIMITER
    Next i
    
    sLine = sLine &amp; "X"
    
    Print #iFileNum, sLine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SHUT_OFF_CHARACTER &amp; TEXT_FILE_DELIMITER
    Next i
    
    sLine = sLine &amp; "X"
    
    Print #iFileNum, sLine
    
    Close iFileNum
    
    
Exit Sub
    
ERROR:
    MsgBox Err.Description, vbCritical, "Error"
    On Error Resume Next
    Close iFileNum
    Close iFileNum1
    Set XCelSheet2 = Nothing
    Set XCelWorkbook = Nothing
    
End Sub

Public Sub StartOrStopExperiment()
    On Error GoTo ERROR
    const BUTTON_START as string = "START Experiment"
    const BUTTON_STOP as string = "STOP Experiment"
    dim sRetVal as variant
    
    Dim XCelSheet1 As Excel.Worksheet
    Dim sCurrentText as string
    
    Set XCelSheet1 = Worksheets("Output")
    
    sCurrentText = XCelSheet1.Buttons("ButtonStartStop").Caption
    
    if trim(sCurrentText) = trim(BUTTON_START) then
    	XCelSheet1.Buttons("ButtonStartStop").Caption = trim(BUTTON_STOP)
    	sRetVal = Shell("python " &amp; TCP_IP_START_PYTHON_SCRIPT_PATH,6,False)
    else
    	XCelSheet1.Buttons("ButtonStartStop").Caption = trim(BUTTON_START)
    	sRetVal = Shell("python " &amp; TCP_IP_STOP_PYTHON_SCRIPT_PATH,6,False)
    endif
    
 
Exit Sub
    
ERROR:
    MsgBox Err.Description, vbCritical, "Error"
    On Error Resume Next
    'Protect Output worksheet
    set XCelSheet1 = Nothing
End Sub


Public Sub ClearOutput()
    On Error GoTo ERROR
    
    Dim XCelWorkbook As Excel.Workbook: Set XCelWorkbook = Application.ActiveWorkbook
    Dim XCelSheet2 As Excel.Worksheet: Set XCelSheet2 = XCelWorkbook.Sheets(2)
    Dim vColumnNamesArray As Variant
    Dim i As Integer
    
    'Unprotect Output worksheet
    XCelSheet2.Unprotect (PROTECT_PASSWORD)
    
    'Put column names from COLUMN_NAMES constant into array
    vColumnNamesArray = Split(COLUMN_NAMES, ",")
    
    
    'Clear cells and repopulate column names
    With XCelSheet2
        .Columns("A:" &amp; LAST_COLUMN_LETTER).ClearContents
        
        For i = 1 To NUMBER_OF_COLUMNS
            .Rows("1").Columns(i).Value = vColumnNamesArray(i - 1)
        Next i
    End With
    
    'Clear file name cell
    XCelSheet2.Cells(2, FILE_NAME_CELL_NUMBER).Value = ""
    
    'Protect Output worksheet
    XCelSheet2.Protect (PROTECT_PASSWORD)
 
Exit Sub
    
ERROR:
    MsgBox Err.Description, vbCritical, "Error"
    On Error Resume Next
    'Protect Output worksheet
    XCelSheet2.Protect (PROTECT_PASSWORD)

    Set XCelSheet2 = Nothing

    Set XCelWorkbook = Nothing
End Sub

Public Sub ClearInput()
    On Error GoTo ERROR
    
    Dim XCelWorkbook As Excel.Workbook: Set XCelWorkbook = Application.ActiveWorkbook
    Dim XCelSheet1 As Excel.Worksheet: Set XCelSheet1 = XCelWorkbook.Sheets(1)
    Dim vColumnNamesArray As Variant
    Dim i As Integer
    
    'Unprotect Output worksheet
    XCelSheet1.Unprotect (PROTECT_PASSWORD)
    
    'Put column names from COLUMN_NAMES constant into array
    vColumnNamesArray = Split(COLUMN_NAMES, ",")
    
    
    'Clear cells and repopulate column names
    With XCelSheet1
        .Columns("A:" &amp; LAST_COLUMN_LETTER).ClearContents
        
        For i = 1 To NUMBER_OF_COLUMNS
            .Rows("1").Columns(i).Value = vColumnNamesArray(i - 1)
        Next i
    End With
    
    XCelSheet1.Cells(REPEAT_PATTERN_ROW_NUMBER, REPEAT_INTERVAL_CELL_NUMBER).Value = ""
    XCelSheet1.Cells(REPEAT_PATTERN_ROW_NUMBER, REPEAT_INTERVAL_CELL_NUMBER + 1).Value = ""
    XCelSheet1.Cells(TIME_FROM_LAST_ROW_ROW_NUMBER, REPEAT_INTERVAL_CELL_NUMBER).Value = ""
    XCelSheet1.Cells(TIME_FROM_LAST_ROW_ROW_NUMBER, REPEAT_INTERVAL_CELL_NUMBER + 1).Value = ""
    XCelSheet1.Cells(TIME_BETWEEN_REPEATS_ROW_NUMBER, REPEAT_INTERVAL_CELL_NUMBER).Value = ""
    XCelSheet1.Cells(TIME_BETWEEN_REPEATS_ROW_NUMBER, REPEAT_INTERVAL_CELL_NUMBER + 1).Value = ""
        
    'Protect Output worksheet
    XCelSheet1.Protect (PROTECT_PASSWORD)
 
Exit Sub
    
ERROR:
    MsgBox Err.Description, vbCritical, "Error"
    On Error Resume Next

    Set XCelSheet1 = Nothing

    Set XCelWorkbook = Nothing
End Sub



'Function to determine last populated row on a worksheet
Private Function CountNonEmptyRows(xCelSheet As Excel.Worksheet, lNumberOfColumnsToCheck As Long) As Long
    Dim i, j, lNumberOfPopulatedColumns As Long
    Dim lRowCounter As Long: lRowCounter = 2
    Dim lNumberOfPopulatedRows As Long: lNumberOfPopulatedRows = 0
    
    lNumberOfPopulatedColumns = 1

    With xCelSheet
        Do While lNumberOfPopulatedColumns &gt; 0
        
            lNumberOfPopulatedColumns = 0
            
            For i = 1 To lNumberOfColumnsToCheck
                If Len(Trim(xCelSheet.Cells(lRowCounter, i))) &gt; 0 Then
                    lNumberOfPopulatedColumns = lNumberOfPopulatedColumns + 1
                End If
            Next i
        
            If lNumberOfPopulatedColumns = 0 Then
                lNumberOfPopulatedRows = lRowCounter - 1
                CountNonEmptyRows = lNumberOfPopulatedRows
                Exit Function
            End If
        
            lRowCounter = lRowCounter + 1
        Loop
    End With
    
    
End Function

Public Sub RemoveToolbars()

    On Error Resume Next

        With Application

           .DisplayFullScreen = True

           .CommandBars("Full Screen").Visible = False

           .CommandBars("Worksheet Menu Bar").Enabled = False

        End With
        

    On Error GoTo 0

End Sub

Public Sub RestoreToolbars()

    On Error Resume Next

        With Application

           .DisplayFullScreen = False

           .CommandBars("Worksheet Menu Bar").Enabled = True

        End With

    On Error GoTo 0

End Sub

Function PopulateWorksheetArray(xCelSheet As Excel.Worksheet, lNumRows As Long, lNumColumns As Long)
    Dim varrWorksheet() As Variant
    Dim lRowCounter, lArrayRowCounter, lArrayColumnCounter As Long
    
    'Redimension array to hold contents of worksheet
    ReDim varrWorksheet(1 To lNumRows, 1 To lNumColumns)
    
    'Populate array from worksheet
    lRowCounter = 2
    lArrayRowCounter = 1
    
    Do While Len(Trim(xCelSheet.Cells(lRowCounter, 1))) &gt; 0
        
        For lArrayColumnCounter = 1 To UBound(varrWorksheet, 2)
            varrWorksheet(lArrayRowCounter, lArrayColumnCounter) = Trim(xCelSheet.Cells(lRowCounter, lArrayColumnCounter))
        Next lArrayColumnCounter

        lArrayRowCounter = lArrayRowCounter + 1
        lRowCounter = lRowCounter + 1
    Loop
    
    PopulateWorksheetArray = varrWorksheet
End Function

Private Function CommonDataValidation(xCelSheet As Excel.Worksheet) As Boolean
    Dim lRowCounter As Long: lRowCounter = 2
    Dim lRow, lColumn, lRowsInterval As Long
    Dim sDateStart, sDateEnd, sTimeStart, sTimeEnd As String
    Dim lNumberOfNonEmptyRows As Long
    
    lNumberOfNonEmptyRows = CountNonEmptyRows(xCelSheet, NUMBER_OF_COLUMNS)
    
    'IF THERE ARE FEWER THAN 2 POPULATED ROWS, THROW ERROR
    If lNumberOfNonEmptyRows &lt; 3 Then
    
        MsgBox "Please enter at least two rows.", vbExclamation, "Data Entry Error"
        CommonDataValidation = False
        Exit Function
    End If
    
    'IF ANY ROWS ARE MISSING VALUES, THROW ERROR
        
    'Check all populated rows for complete data and throw error if any rows have incomplete data
    For lRow = 2 To lNumberOfNonEmptyRows
        'Count number of columns populated
        For lColumn = 1 To NUMBER_OF_COLUMNS
            If Len(Trim(xCelSheet.Cells(lRow, lColumn))) = 0 Then
        
                MsgBox "Please fill in missing data on row " &amp; lRow &amp; ".", vbExclamation, "Data Entry Error"
                CommonDataValidation = False
                Exit Function
            End If
        Next lColumn
    Next lRow
    
    'IF TIME INTERVAL BETWEEN ANY ROW AND PREVIOUS ROW IS LESS THAN OR EQUAL TO ZERO, THROW ERROR

    Do While Len(Trim(xCelSheet.Cells(lRowCounter, 1))) &gt; 0
        
        If Len(Trim(xCelSheet.Cells(lRowCounter + 1, 1))) &gt; 0 Then
            'Format start and end date of rows and convert to string
            sDateStart = Format(Trim(xCelSheet.Cells(lRowCounter, 1)), DATE_FORMATTING_STRING)
            sDateEnd = Format(Trim(xCelSheet.Cells(lRowCounter + 1, 1)), DATE_FORMATTING_STRING)
    
            'Format start and end times of rows and convert to string
            sTimeStart = Format(TimeSerial(xCelSheet.Cells(lRowCounter, 2), xCelSheet.Cells(lRowCounter, 3), xCelSheet.Cells(lRowCounter, 4)), TIME_FORMATTING_STRING)
            sTimeEnd = Format(TimeSerial(xCelSheet.Cells(lRowCounter + 1, 2), xCelSheet.Cells(lRowCounter + 1, 3), xCelSheet.Cells(lRowCounter + 1, 4)), TIME_FORMATTING_STRING)
                
            lRowsInterval = DateDiff("s", CDate(sDateStart &amp; " " &amp; sTimeStart), CDate(sDateEnd &amp; " " &amp; sTimeEnd))
                
            If lRowsInterval &lt;= 0 Then
            
                MsgBox "Please make date/time on row " &amp; (lRowCounter + 1) &amp; " greater than row " &amp; lRowCounter &amp; ".", vbExclamation, "Data Entry Error"
                CommonDataValidation = False
                Exit Function
            End If
        End If
            
        lRowCounter = lRowCounter + 1
    Loop

    
    CommonDataValidation = True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ghtScheduler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